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28cm"/>
    </style:style>
    <style:style style:name="co3" style:family="table-column">
      <style:table-column-properties fo:break-before="auto" style:column-width="3.912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9.578cm"/>
    </style:style>
    <style:style style:name="co6" style:family="table-column">
      <style:table-column-properties fo:break-before="auto" style:column-width="6.9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c 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ата соку із переддефекатора</text:p>
          </table:table-cell>
          <table:table-cell office:value-type="string">
            <text:p>%ID0.1</text:p>
          </table:table-cell>
          <table:table-cell table:number-columns-repeated="4"/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 table:number-columns-repeated="4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 table:number-columns-repeated="4"/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 table:number-columns-repeated="4"/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 table:number-columns-repeated="4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з дифузії</text:p>
          </table:table-cell>
          <table:table-cell office:value-type="string">
            <text:p>%ID0.6</text:p>
          </table:table-cell>
          <table:table-cell table:number-columns-repeated="4"/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 table:number-columns-repeated="4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 table:number-columns-repeated="4"/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 table:number-columns-repeated="4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 table:number-columns-repeated="4"/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хол. Деф</text:p>
          </table:table-cell>
          <table:table-cell office:value-type="string">
            <text:p>%ID0.11</text:p>
          </table:table-cell>
          <table:table-cell table:number-columns-repeated="4"/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Перед ВС</text:p>
          </table:table-cell>
          <table:table-cell office:value-type="string">
            <text:p>%ID0.12</text:p>
          </table:table-cell>
          <table:table-cell table:number-columns-repeated="4"/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 table:number-columns-repeated="4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 table:number-columns-repeated="4"/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в колекторі ВМ</text:p>
          </table:table-cell>
          <table:table-cell office:value-type="string">
            <text:p>%ID0.15</text:p>
          </table:table-cell>
          <table:table-cell table:number-columns-repeated="4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переддефекованого соку</text:p>
          </table:table-cell>
          <table:table-cell office:value-type="string">
            <text:p>%ID0.16</text:p>
          </table:table-cell>
          <table:table-cell table:number-columns-repeated="4"/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холодну дефекацію</text:p>
          </table:table-cell>
          <table:table-cell office:value-type="string">
            <text:p>%QD3.1</text:p>
          </table:table-cell>
          <table:table-cell table:number-columns-repeated="4"/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 table:number-columns-repeated="4"/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 table:number-columns-repeated="4"/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иск в колекторі вапняного молока</text:p>
          </table:table-cell>
          <table:table-cell office:value-type="string">
            <text:p>%QD3.4</text:p>
          </table:table-cell>
          <table:table-cell table:number-columns-repeated="4"/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повернення в преддефекатор</text:p>
          </table:table-cell>
          <table:table-cell office:value-type="string">
            <text:p>%QD4.1</text:p>
          </table:table-cell>
          <table:table-cell table:number-columns-repeated="4"/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 table:number-columns-repeated="4"/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 table:number-columns-repeated="4"/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з холодного дефекатора(част. Пер.)</text:p>
          </table:table-cell>
          <table:table-cell office:value-type="string">
            <text:p>%QD4.4</text:p>
          </table:table-cell>
          <table:table-cell table:number-columns-repeated="4"/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на дефекатор 2-ї сатурації(клапан)</text:p>
          </table:table-cell>
          <table:table-cell office:value-type="string">
            <text:p>%QD5.1</text:p>
          </table:table-cell>
          <table:table-cell table:number-columns-repeated="4"/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оку на дефекатор 2-ї сатурації(част. Пер.)</text:p>
          </table:table-cell>
          <table:table-cell office:value-type="string">
            <text:p>%QD5.2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</text:p>
          </table:table-cell>
          <table:table-cell table:number-columns-repeated="4"/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2</text:p>
          </table:table-cell>
          <table:table-cell table:number-columns-repeated="4"/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3</text:p>
          </table:table-cell>
          <table:table-cell table:number-columns-repeated="4"/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4</text:p>
          </table:table-cell>
          <table:table-cell table:number-columns-repeated="4"/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5</text:p>
          </table:table-cell>
          <table:table-cell table:number-columns-repeated="4"/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6</text:p>
          </table:table-cell>
          <table:table-cell table:number-columns-repeated="4"/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7</text:p>
          </table:table-cell>
          <table:table-cell table:number-columns-repeated="4"/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8</text:p>
          </table:table-cell>
          <table:table-cell table:number-columns-repeated="4"/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9</text:p>
          </table:table-cell>
          <table:table-cell table:number-columns-repeated="4"/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0</text:p>
          </table:table-cell>
          <table:table-cell table:number-columns-repeated="4"/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1</text:p>
          </table:table-cell>
          <table:table-cell table:number-columns-repeated="4"/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2</text:p>
          </table:table-cell>
          <table:table-cell table:number-columns-repeated="4"/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3</text:p>
          </table:table-cell>
          <table:table-cell table:number-columns-repeated="4"/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4</text:p>
          </table:table-cell>
          <table:table-cell table:number-columns-repeated="4"/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5</text:p>
          </table:table-cell>
          <table:table-cell table:number-columns-repeated="4"/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1.16</text:p>
          </table:table-cell>
          <table:table-cell table:number-columns-repeated="4"/>
        </table:table-row>
        <table:table-row table:style-name="ro1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1</text:p>
          </table:table-cell>
          <table:table-cell table:number-columns-repeated="4"/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2</text:p>
          </table:table-cell>
          <table:table-cell table:number-columns-repeated="4"/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3</text:p>
          </table:table-cell>
          <table:table-cell table:number-columns-repeated="4"/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4</text:p>
          </table:table-cell>
          <table:table-cell table:number-columns-repeated="4"/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5</text:p>
          </table:table-cell>
          <table:table-cell table:number-columns-repeated="4"/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6</text:p>
          </table:table-cell>
          <table:table-cell table:number-columns-repeated="4"/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7</text:p>
          </table:table-cell>
          <table:table-cell table:number-columns-repeated="4"/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string">
            <text:p>%IX2.8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65];&quot;:=eep_b_r(&quot;;[.I65];&quot;);&quot;)" office:value-type="string" office:string-value="AM_01:=eep_b_r(1);">
            <text:p>AM_01:=eep_b_r(1);</text:p>
          </table:table-cell>
          <table:table-cell table:formula="of:=CONCATENATE(&quot;Res:=eep_b_w(&quot;;[.I65];&quot;,&quot;;[.A65];&quot;);&quot;)" office:value-type="string" office:string-value="Res:=eep_b_w(1,AM_01);">
            <text:p>Res:=eep_b_w(1,AM_01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66];&quot;:=eep_b_r(&quot;;[.I66];&quot;);&quot;)" office:value-type="string" office:string-value="AM_02:=eep_b_r(2);">
            <text:p>AM_02:=eep_b_r(2);</text:p>
          </table:table-cell>
          <table:table-cell table:formula="of:=CONCATENATE(&quot;Res:=eep_b_w(&quot;;[.I66];&quot;,&quot;;[.A66];&quot;);&quot;)" office:value-type="string" office:string-value="Res:=eep_b_w(2,AM_02);">
            <text:p>Res:=eep_b_w(2,AM_02);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67];&quot;:=eep_b_r(&quot;;[.I67];&quot;);&quot;)" office:value-type="string" office:string-value="AM_03:=eep_b_r(3);">
            <text:p>AM_03:=eep_b_r(3);</text:p>
          </table:table-cell>
          <table:table-cell table:formula="of:=CONCATENATE(&quot;Res:=eep_b_w(&quot;;[.I67];&quot;,&quot;;[.A67];&quot;);&quot;)" office:value-type="string" office:string-value="Res:=eep_b_w(3,AM_03);">
            <text:p>Res:=eep_b_w(3,AM_03);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68];&quot;:=eep_b_r(&quot;;[.I68];&quot;);&quot;)" office:value-type="string" office:string-value="AM_04:=eep_b_r(4);">
            <text:p>AM_04:=eep_b_r(4);</text:p>
          </table:table-cell>
          <table:table-cell table:formula="of:=CONCATENATE(&quot;Res:=eep_b_w(&quot;;[.I68];&quot;,&quot;;[.A68];&quot;);&quot;)" office:value-type="string" office:string-value="Res:=eep_b_w(4,AM_04);">
            <text:p>Res:=eep_b_w(4,AM_04);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69];&quot;:=eep_b_r(&quot;;[.I69];&quot;);&quot;)" office:value-type="string" office:string-value="AM_05:=eep_b_r(5);">
            <text:p>AM_05:=eep_b_r(5);</text:p>
          </table:table-cell>
          <table:table-cell table:formula="of:=CONCATENATE(&quot;Res:=eep_b_w(&quot;;[.I69];&quot;,&quot;;[.A69];&quot;);&quot;)" office:value-type="string" office:string-value="Res:=eep_b_w(5,AM_05);">
            <text:p>Res:=eep_b_w(5,AM_05);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70];&quot;:=eep_b_r(&quot;;[.I70];&quot;);&quot;)" office:value-type="string" office:string-value="AM_06:=eep_b_r(6);">
            <text:p>AM_06:=eep_b_r(6);</text:p>
          </table:table-cell>
          <table:table-cell table:formula="of:=CONCATENATE(&quot;Res:=eep_b_w(&quot;;[.I70];&quot;,&quot;;[.A70];&quot;);&quot;)" office:value-type="string" office:string-value="Res:=eep_b_w(6,AM_06);">
            <text:p>Res:=eep_b_w(6,AM_06);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71];&quot;:=eep_b_r(&quot;;[.I71];&quot;);&quot;)" office:value-type="string" office:string-value="AM_07:=eep_b_r(7);">
            <text:p>AM_07:=eep_b_r(7);</text:p>
          </table:table-cell>
          <table:table-cell table:formula="of:=CONCATENATE(&quot;Res:=eep_b_w(&quot;;[.I71];&quot;,&quot;;[.A71];&quot;);&quot;)" office:value-type="string" office:string-value="Res:=eep_b_w(7,AM_07);">
            <text:p>Res:=eep_b_w(7,AM_07);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72];&quot;:=eep_b_r(&quot;;[.I72];&quot;);&quot;)" office:value-type="string" office:string-value="AM_08:=eep_b_r(8);">
            <text:p>AM_08:=eep_b_r(8);</text:p>
          </table:table-cell>
          <table:table-cell table:formula="of:=CONCATENATE(&quot;Res:=eep_b_w(&quot;;[.I72];&quot;,&quot;;[.A72];&quot;);&quot;)" office:value-type="string" office:string-value="Res:=eep_b_w(8,AM_08);">
            <text:p>Res:=eep_b_w(8,AM_08);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73];&quot;:=eep_b_r(&quot;;[.I73];&quot;);&quot;)" office:value-type="string" office:string-value="AM_09:=eep_b_r(9);">
            <text:p>AM_09:=eep_b_r(9);</text:p>
          </table:table-cell>
          <table:table-cell table:formula="of:=CONCATENATE(&quot;Res:=eep_b_w(&quot;;[.I73];&quot;,&quot;;[.A73];&quot;);&quot;)" office:value-type="string" office:string-value="Res:=eep_b_w(9,AM_09);">
            <text:p>Res:=eep_b_w(9,AM_09);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74];&quot;:=eep_b_r(&quot;;[.I74];&quot;);&quot;)" office:value-type="string" office:string-value="AM_10:=eep_b_r(10);">
            <text:p>AM_10:=eep_b_r(10);</text:p>
          </table:table-cell>
          <table:table-cell table:formula="of:=CONCATENATE(&quot;Res:=eep_b_w(&quot;;[.I74];&quot;,&quot;;[.A74];&quot;);&quot;)" office:value-type="string" office:string-value="Res:=eep_b_w(10,AM_10);">
            <text:p>Res:=eep_b_w(10,AM_10);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5];&quot;:=eep_b_r(&quot;;[.I75];&quot;);&quot;)" office:value-type="string" office:string-value="Rej_01:=eep_b_r(11);">
            <text:p>Rej_01:=eep_b_r(11);</text:p>
          </table:table-cell>
          <table:table-cell table:formula="of:=CONCATENATE(&quot;Res:=eep_b_w(&quot;;[.I75];&quot;,&quot;;[.A75];&quot;);&quot;)" office:value-type="string" office:string-value="Res:=eep_b_w(11,Rej_01);">
            <text:p>Res:=eep_b_w(11,Rej_01);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6];&quot;:=eep_b_r(&quot;;[.I76];&quot;);&quot;)" office:value-type="string" office:string-value="Rej_02:=eep_b_r(12);">
            <text:p>Rej_02:=eep_b_r(12);</text:p>
          </table:table-cell>
          <table:table-cell table:formula="of:=CONCATENATE(&quot;Res:=eep_b_w(&quot;;[.I76];&quot;,&quot;;[.A76];&quot;);&quot;)" office:value-type="string" office:string-value="Res:=eep_b_w(12,Rej_02);">
            <text:p>Res:=eep_b_w(12,Rej_02);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7];&quot;:=eep_b_r(&quot;;[.I77];&quot;);&quot;)" office:value-type="string" office:string-value="Rej_03:=eep_b_r(13);">
            <text:p>Rej_03:=eep_b_r(13);</text:p>
          </table:table-cell>
          <table:table-cell table:formula="of:=CONCATENATE(&quot;Res:=eep_b_w(&quot;;[.I77];&quot;,&quot;;[.A77];&quot;);&quot;)" office:value-type="string" office:string-value="Res:=eep_b_w(13,Rej_03);">
            <text:p>Res:=eep_b_w(13,Rej_03);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8];&quot;:=eep_b_r(&quot;;[.I78];&quot;);&quot;)" office:value-type="string" office:string-value="Rej_05:=eep_b_r(14);">
            <text:p>Rej_05:=eep_b_r(14);</text:p>
          </table:table-cell>
          <table:table-cell table:formula="of:=CONCATENATE(&quot;Res:=eep_b_w(&quot;;[.I78];&quot;,&quot;;[.A78];&quot;);&quot;)" office:value-type="string" office:string-value="Res:=eep_b_w(14,Rej_05);">
            <text:p>Res:=eep_b_w(14,Rej_05);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9];&quot;:=eep_b_r(&quot;;[.I79];&quot;);&quot;)" office:value-type="string" office:string-value="Rej_06:=eep_b_r(15);">
            <text:p>Rej_06:=eep_b_r(15);</text:p>
          </table:table-cell>
          <table:table-cell table:formula="of:=CONCATENATE(&quot;Res:=eep_b_w(&quot;;[.I79];&quot;,&quot;;[.A79];&quot;);&quot;)" office:value-type="string" office:string-value="Res:=eep_b_w(15,Rej_06);">
            <text:p>Res:=eep_b_w(15,Rej_06);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80];&quot;:=eep_b_r(&quot;;[.I80];&quot;);&quot;)" office:value-type="string" office:string-value="Rej_07:=eep_b_r(16);">
            <text:p>Rej_07:=eep_b_r(16);</text:p>
          </table:table-cell>
          <table:table-cell table:formula="of:=CONCATENATE(&quot;Res:=eep_b_w(&quot;;[.I80];&quot;,&quot;;[.A80];&quot;);&quot;)" office:value-type="string" office:string-value="Res:=eep_b_w(16,Rej_07);">
            <text:p>Res:=eep_b_w(16,Rej_07);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81];&quot;:=eep_b_r(&quot;;[.I81];&quot;);&quot;)" office:value-type="string" office:string-value="Rej_08:=eep_b_r(17);">
            <text:p>Rej_08:=eep_b_r(17);</text:p>
          </table:table-cell>
          <table:table-cell table:formula="of:=CONCATENATE(&quot;Res:=eep_b_w(&quot;;[.I81];&quot;,&quot;;[.A81];&quot;);&quot;)" office:value-type="string" office:string-value="Res:=eep_b_w(17,Rej_08);">
            <text:p>Res:=eep_b_w(17,Rej_08);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82];&quot;:=eep_b_r(&quot;;[.I82];&quot;);&quot;)" office:value-type="string" office:string-value="Rej_09:=eep_b_r(18);">
            <text:p>Rej_09:=eep_b_r(18);</text:p>
          </table:table-cell>
          <table:table-cell table:formula="of:=CONCATENATE(&quot;Res:=eep_b_w(&quot;;[.I82];&quot;,&quot;;[.A82];&quot;);&quot;)" office:value-type="string" office:string-value="Res:=eep_b_w(18,Rej_09);">
            <text:p>Res:=eep_b_w(18,Rej_09);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83];&quot;:=eep_b_r(&quot;;[.I83];&quot;);&quot;)" office:value-type="string" office:string-value="Rej_10:=eep_b_r(19);">
            <text:p>Rej_10:=eep_b_r(19);</text:p>
          </table:table-cell>
          <table:table-cell table:formula="of:=CONCATENATE(&quot;Res:=eep_b_w(&quot;;[.I83];&quot;,&quot;;[.A83];&quot;);&quot;)" office:value-type="string" office:string-value="Res:=eep_b_w(19,Rej_10);">
            <text:p>Res:=eep_b_w(19,Rej_10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CONCATENATE([.A85];&quot;:=INT_REAL(eep_n_r(&quot;;[.I85];&quot;));&quot;)" office:value-type="string" office:string-value="SP_01:=INT_REAL(eep_n_r(1));">
            <text:p>SP_01:=INT_REAL(eep_n_r(1));</text:p>
          </table:table-cell>
          <table:table-cell table:formula="of:=CONCATENATE(&quot;Res:=eep_n_w(&quot;;[.I85];&quot;,REAL_INT(&quot;;[.A85];&quot;));&quot;)" office:value-type="string" office:string-value="Res:=eep_n_w(1,REAL_INT(SP_01));">
            <text:p>Res:=eep_n_w(1,REAL_INT(SP_01));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CONCATENATE([.A86];&quot;:=INT_REAL(eep_n_r(&quot;;[.I86];&quot;));&quot;)" office:value-type="string" office:string-value="SP_02:=INT_REAL(eep_n_r(2));">
            <text:p>SP_02:=INT_REAL(eep_n_r(2));</text:p>
          </table:table-cell>
          <table:table-cell table:formula="of:=CONCATENATE(&quot;Res:=eep_n_w(&quot;;[.I86];&quot;,REAL_INT(&quot;;[.A86];&quot;));&quot;)" office:value-type="string" office:string-value="Res:=eep_n_w(2,REAL_INT(SP_02));">
            <text:p>Res:=eep_n_w(2,REAL_INT(SP_02));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CONCATENATE([.A87];&quot;:=INT_REAL(eep_n_r(&quot;;[.I87];&quot;));&quot;)" office:value-type="string" office:string-value="SP_03:=INT_REAL(eep_n_r(3));">
            <text:p>SP_03:=INT_REAL(eep_n_r(3));</text:p>
          </table:table-cell>
          <table:table-cell table:formula="of:=CONCATENATE(&quot;Res:=eep_n_w(&quot;;[.I87];&quot;,REAL_INT(&quot;;[.A87];&quot;));&quot;)" office:value-type="string" office:string-value="Res:=eep_n_w(3,REAL_INT(SP_03));">
            <text:p>Res:=eep_n_w(3,REAL_INT(SP_03));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CONCATENATE([.A88];&quot;:=INT_REAL(eep_n_r(&quot;;[.I88];&quot;));&quot;)" office:value-type="string" office:string-value="SP_04:=INT_REAL(eep_n_r(4));">
            <text:p>SP_04:=INT_REAL(eep_n_r(4));</text:p>
          </table:table-cell>
          <table:table-cell table:formula="of:=CONCATENATE(&quot;Res:=eep_n_w(&quot;;[.I88];&quot;,REAL_INT(&quot;;[.A88];&quot;));&quot;)" office:value-type="string" office:string-value="Res:=eep_n_w(4,REAL_INT(SP_04));">
            <text:p>Res:=eep_n_w(4,REAL_INT(SP_04));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CONCATENATE([.A89];&quot;:=INT_REAL(eep_n_r(&quot;;[.I89];&quot;));&quot;)" office:value-type="string" office:string-value="SP_05:=INT_REAL(eep_n_r(5));">
            <text:p>SP_05:=INT_REAL(eep_n_r(5));</text:p>
          </table:table-cell>
          <table:table-cell table:formula="of:=CONCATENATE(&quot;Res:=eep_n_w(&quot;;[.I89];&quot;,REAL_INT(&quot;;[.A89];&quot;));&quot;)" office:value-type="string" office:string-value="Res:=eep_n_w(5,REAL_INT(SP_05));">
            <text:p>Res:=eep_n_w(5,REAL_INT(SP_05));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formula="of:=CONCATENATE([.A90];&quot;:=INT_REAL(eep_n_r(&quot;;[.I90];&quot;));&quot;)" office:value-type="string" office:string-value="SP_06:=INT_REAL(eep_n_r(6));">
            <text:p>SP_06:=INT_REAL(eep_n_r(6));</text:p>
          </table:table-cell>
          <table:table-cell table:formula="of:=CONCATENATE(&quot;Res:=eep_n_w(&quot;;[.I90];&quot;,REAL_INT(&quot;;[.A90];&quot;));&quot;)" office:value-type="string" office:string-value="Res:=eep_n_w(6,REAL_INT(SP_06));">
            <text:p>Res:=eep_n_w(6,REAL_INT(SP_06));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table:formula="of:=CONCATENATE([.A91];&quot;:=INT_REAL(eep_n_r(&quot;;[.I91];&quot;));&quot;)" office:value-type="string" office:string-value="SP_07:=INT_REAL(eep_n_r(7));">
            <text:p>SP_07:=INT_REAL(eep_n_r(7));</text:p>
          </table:table-cell>
          <table:table-cell table:formula="of:=CONCATENATE(&quot;Res:=eep_n_w(&quot;;[.I91];&quot;,REAL_INT(&quot;;[.A91];&quot;));&quot;)" office:value-type="string" office:string-value="Res:=eep_n_w(7,REAL_INT(SP_07));">
            <text:p>Res:=eep_n_w(7,REAL_INT(SP_07));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table:formula="of:=CONCATENATE([.A92];&quot;:=INT_REAL(eep_n_r(&quot;;[.I92];&quot;));&quot;)" office:value-type="string" office:string-value="SP_08:=INT_REAL(eep_n_r(8));">
            <text:p>SP_08:=INT_REAL(eep_n_r(8));</text:p>
          </table:table-cell>
          <table:table-cell table:formula="of:=CONCATENATE(&quot;Res:=eep_n_w(&quot;;[.I92];&quot;,REAL_INT(&quot;;[.A92];&quot;));&quot;)" office:value-type="string" office:string-value="Res:=eep_n_w(8,REAL_INT(SP_08));">
            <text:p>Res:=eep_n_w(8,REAL_INT(SP_08));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table:formula="of:=CONCATENATE([.A93];&quot;:=INT_REAL(eep_n_r(&quot;;[.I93];&quot;));&quot;)" office:value-type="string" office:string-value="SP_09:=INT_REAL(eep_n_r(9));">
            <text:p>SP_09:=INT_REAL(eep_n_r(9));</text:p>
          </table:table-cell>
          <table:table-cell table:formula="of:=CONCATENATE(&quot;Res:=eep_n_w(&quot;;[.I93];&quot;,REAL_INT(&quot;;[.A93];&quot;));&quot;)" office:value-type="string" office:string-value="Res:=eep_n_w(9,REAL_INT(SP_09));">
            <text:p>Res:=eep_n_w(9,REAL_INT(SP_09));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formula="of:=CONCATENATE([.A94];&quot;:=INT_REAL(eep_n_r(&quot;;[.I94];&quot;));&quot;)" office:value-type="string" office:string-value="SP_10:=INT_REAL(eep_n_r(10));">
            <text:p>SP_10:=INT_REAL(eep_n_r(10));</text:p>
          </table:table-cell>
          <table:table-cell table:formula="of:=CONCATENATE(&quot;Res:=eep_n_w(&quot;;[.I94];&quot;,REAL_INT(&quot;;[.A94];&quot;));&quot;)" office:value-type="string" office:string-value="Res:=eep_n_w(10,REAL_INT(SP_10));">
            <text:p>Res:=eep_n_w(10,REAL_INT(SP_10));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95];&quot;:=INT_REAL(eep_n_r(&quot;;[.I95];&quot;));&quot;)" office:value-type="string" office:string-value="Kpr_01:=INT_REAL(eep_n_r(11));">
            <text:p>Kpr_01:=INT_REAL(eep_n_r(11));</text:p>
          </table:table-cell>
          <table:table-cell table:formula="of:=CONCATENATE(&quot;Res:=eep_n_w(&quot;;[.I95];&quot;,REAL_INT(&quot;;[.A95];&quot;));&quot;)" office:value-type="string" office:string-value="Res:=eep_n_w(11,REAL_INT(Kpr_01));">
            <text:p>Res:=eep_n_w(11,REAL_INT(Kpr_01))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96];&quot;:=INT_REAL(eep_n_r(&quot;;[.I96];&quot;));&quot;)" office:value-type="string" office:string-value="Kpr_02:=INT_REAL(eep_n_r(12));">
            <text:p>Kpr_02:=INT_REAL(eep_n_r(12));</text:p>
          </table:table-cell>
          <table:table-cell table:formula="of:=CONCATENATE(&quot;Res:=eep_n_w(&quot;;[.I96];&quot;,REAL_INT(&quot;;[.A96];&quot;));&quot;)" office:value-type="string" office:string-value="Res:=eep_n_w(12,REAL_INT(Kpr_02));">
            <text:p>Res:=eep_n_w(12,REAL_INT(Kpr_02));</text:p>
          </table:table-cell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97];&quot;:=INT_REAL(eep_n_r(&quot;;[.I97];&quot;));&quot;)" office:value-type="string" office:string-value="Kpr_03:=INT_REAL(eep_n_r(13));">
            <text:p>Kpr_03:=INT_REAL(eep_n_r(13));</text:p>
          </table:table-cell>
          <table:table-cell table:formula="of:=CONCATENATE(&quot;Res:=eep_n_w(&quot;;[.I97];&quot;,REAL_INT(&quot;;[.A97];&quot;));&quot;)" office:value-type="string" office:string-value="Res:=eep_n_w(13,REAL_INT(Kpr_03));">
            <text:p>Res:=eep_n_w(13,REAL_INT(Kpr_03));</text:p>
          </table:table-cell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98];&quot;:=INT_REAL(eep_n_r(&quot;;[.I98];&quot;));&quot;)" office:value-type="string" office:string-value="Kpr_04:=INT_REAL(eep_n_r(14));">
            <text:p>Kpr_04:=INT_REAL(eep_n_r(14));</text:p>
          </table:table-cell>
          <table:table-cell table:formula="of:=CONCATENATE(&quot;Res:=eep_n_w(&quot;;[.I98];&quot;,REAL_INT(&quot;;[.A98];&quot;));&quot;)" office:value-type="string" office:string-value="Res:=eep_n_w(14,REAL_INT(Kpr_04));">
            <text:p>Res:=eep_n_w(14,REAL_INT(Kpr_04));</text:p>
          </table:table-cell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99];&quot;:=INT_REAL(eep_n_r(&quot;;[.I99];&quot;));&quot;)" office:value-type="string" office:string-value="Kpr_05:=INT_REAL(eep_n_r(15));">
            <text:p>Kpr_05:=INT_REAL(eep_n_r(15));</text:p>
          </table:table-cell>
          <table:table-cell table:formula="of:=CONCATENATE(&quot;Res:=eep_n_w(&quot;;[.I99];&quot;,REAL_INT(&quot;;[.A99];&quot;));&quot;)" office:value-type="string" office:string-value="Res:=eep_n_w(15,REAL_INT(Kpr_05));">
            <text:p>Res:=eep_n_w(15,REAL_INT(Kpr_05));</text:p>
          </table:table-cell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00];&quot;:=INT_REAL(eep_n_r(&quot;;[.I100];&quot;));&quot;)" office:value-type="string" office:string-value="Kpr_06:=INT_REAL(eep_n_r(16));">
            <text:p>Kpr_06:=INT_REAL(eep_n_r(16));</text:p>
          </table:table-cell>
          <table:table-cell table:formula="of:=CONCATENATE(&quot;Res:=eep_n_w(&quot;;[.I100];&quot;,REAL_INT(&quot;;[.A100];&quot;));&quot;)" office:value-type="string" office:string-value="Res:=eep_n_w(16,REAL_INT(Kpr_06));">
            <text:p>Res:=eep_n_w(16,REAL_INT(Kpr_06));</text:p>
          </table:table-cell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01];&quot;:=INT_REAL(eep_n_r(&quot;;[.I101];&quot;));&quot;)" office:value-type="string" office:string-value="Kpr_07:=INT_REAL(eep_n_r(17));">
            <text:p>Kpr_07:=INT_REAL(eep_n_r(17));</text:p>
          </table:table-cell>
          <table:table-cell table:formula="of:=CONCATENATE(&quot;Res:=eep_n_w(&quot;;[.I101];&quot;,REAL_INT(&quot;;[.A101];&quot;));&quot;)" office:value-type="string" office:string-value="Res:=eep_n_w(17,REAL_INT(Kpr_07));">
            <text:p>Res:=eep_n_w(17,REAL_INT(Kpr_07));</text:p>
          </table:table-cell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02];&quot;:=INT_REAL(eep_n_r(&quot;;[.I102];&quot;));&quot;)" office:value-type="string" office:string-value="Kpr_08:=INT_REAL(eep_n_r(18));">
            <text:p>Kpr_08:=INT_REAL(eep_n_r(18));</text:p>
          </table:table-cell>
          <table:table-cell table:formula="of:=CONCATENATE(&quot;Res:=eep_n_w(&quot;;[.I102];&quot;,REAL_INT(&quot;;[.A102];&quot;));&quot;)" office:value-type="string" office:string-value="Res:=eep_n_w(18,REAL_INT(Kpr_08));">
            <text:p>Res:=eep_n_w(18,REAL_INT(Kpr_08));</text:p>
          </table:table-cell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03];&quot;:=INT_REAL(eep_n_r(&quot;;[.I103];&quot;));&quot;)" office:value-type="string" office:string-value="Kpr_09:=INT_REAL(eep_n_r(19));">
            <text:p>Kpr_09:=INT_REAL(eep_n_r(19));</text:p>
          </table:table-cell>
          <table:table-cell table:formula="of:=CONCATENATE(&quot;Res:=eep_n_w(&quot;;[.I103];&quot;,REAL_INT(&quot;;[.A103];&quot;));&quot;)" office:value-type="string" office:string-value="Res:=eep_n_w(19,REAL_INT(Kpr_09));">
            <text:p>Res:=eep_n_w(19,REAL_INT(Kpr_09));</text:p>
          </table:table-cell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04];&quot;:=INT_REAL(eep_n_r(&quot;;[.I104];&quot;));&quot;)" office:value-type="string" office:string-value="Kpr_10:=INT_REAL(eep_n_r(20));">
            <text:p>Kpr_10:=INT_REAL(eep_n_r(20));</text:p>
          </table:table-cell>
          <table:table-cell table:formula="of:=CONCATENATE(&quot;Res:=eep_n_w(&quot;;[.I104];&quot;,REAL_INT(&quot;;[.A104];&quot;));&quot;)" office:value-type="string" office:string-value="Res:=eep_n_w(20,REAL_INT(Kpr_10));">
            <text:p>Res:=eep_n_w(20,REAL_INT(Kpr_10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05];&quot;:=INT_REAL(eep_n_r(&quot;;[.I105];&quot;));&quot;)" office:value-type="string" office:string-value="Ti_01:=INT_REAL(eep_n_r(21));">
            <text:p>Ti_01:=INT_REAL(eep_n_r(21));</text:p>
          </table:table-cell>
          <table:table-cell table:formula="of:=CONCATENATE(&quot;Res:=eep_n_w(&quot;;[.I105];&quot;,REAL_INT(&quot;;[.A105];&quot;));&quot;)" office:value-type="string" office:string-value="Res:=eep_n_w(21,REAL_INT(Ti_01));">
            <text:p>Res:=eep_n_w(21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106];&quot;:=INT_REAL(eep_n_r(&quot;;[.I106];&quot;));&quot;)" office:value-type="string" office:string-value="Ti_02:=INT_REAL(eep_n_r(22));">
            <text:p>Ti_02:=INT_REAL(eep_n_r(22));</text:p>
          </table:table-cell>
          <table:table-cell table:formula="of:=CONCATENATE(&quot;Res:=eep_n_w(&quot;;[.I106];&quot;,REAL_INT(&quot;;[.A106];&quot;));&quot;)" office:value-type="string" office:string-value="Res:=eep_n_w(22,REAL_INT(Ti_02));">
            <text:p>Res:=eep_n_w(22,REAL_INT(Ti_02));</text:p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107];&quot;:=INT_REAL(eep_n_r(&quot;;[.I107];&quot;));&quot;)" office:value-type="string" office:string-value="Ti_03:=INT_REAL(eep_n_r(23));">
            <text:p>Ti_03:=INT_REAL(eep_n_r(23));</text:p>
          </table:table-cell>
          <table:table-cell table:formula="of:=CONCATENATE(&quot;Res:=eep_n_w(&quot;;[.I107];&quot;,REAL_INT(&quot;;[.A107];&quot;));&quot;)" office:value-type="string" office:string-value="Res:=eep_n_w(23,REAL_INT(Ti_03));">
            <text:p>Res:=eep_n_w(23,REAL_INT(Ti_03));</text:p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108];&quot;:=INT_REAL(eep_n_r(&quot;;[.I108];&quot;));&quot;)" office:value-type="string" office:string-value="Ti_04:=INT_REAL(eep_n_r(24));">
            <text:p>Ti_04:=INT_REAL(eep_n_r(24));</text:p>
          </table:table-cell>
          <table:table-cell table:formula="of:=CONCATENATE(&quot;Res:=eep_n_w(&quot;;[.I108];&quot;,REAL_INT(&quot;;[.A108];&quot;));&quot;)" office:value-type="string" office:string-value="Res:=eep_n_w(24,REAL_INT(Ti_04));">
            <text:p>Res:=eep_n_w(24,REAL_INT(Ti_04));</text:p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109];&quot;:=INT_REAL(eep_n_r(&quot;;[.I109];&quot;));&quot;)" office:value-type="string" office:string-value="Ti_05:=INT_REAL(eep_n_r(25));">
            <text:p>Ti_05:=INT_REAL(eep_n_r(25));</text:p>
          </table:table-cell>
          <table:table-cell table:formula="of:=CONCATENATE(&quot;Res:=eep_n_w(&quot;;[.I109];&quot;,REAL_INT(&quot;;[.A109];&quot;));&quot;)" office:value-type="string" office:string-value="Res:=eep_n_w(25,REAL_INT(Ti_05));">
            <text:p>Res:=eep_n_w(25,REAL_INT(Ti_05));</text:p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110];&quot;:=INT_REAL(eep_n_r(&quot;;[.I110];&quot;));&quot;)" office:value-type="string" office:string-value="Ti_06:=INT_REAL(eep_n_r(26));">
            <text:p>Ti_06:=INT_REAL(eep_n_r(26));</text:p>
          </table:table-cell>
          <table:table-cell table:formula="of:=CONCATENATE(&quot;Res:=eep_n_w(&quot;;[.I110];&quot;,REAL_INT(&quot;;[.A110];&quot;));&quot;)" office:value-type="string" office:string-value="Res:=eep_n_w(26,REAL_INT(Ti_06));">
            <text:p>Res:=eep_n_w(26,REAL_INT(Ti_06));</text:p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111];&quot;:=INT_REAL(eep_n_r(&quot;;[.I111];&quot;));&quot;)" office:value-type="string" office:string-value="Ti_07:=INT_REAL(eep_n_r(27));">
            <text:p>Ti_07:=INT_REAL(eep_n_r(27));</text:p>
          </table:table-cell>
          <table:table-cell table:formula="of:=CONCATENATE(&quot;Res:=eep_n_w(&quot;;[.I111];&quot;,REAL_INT(&quot;;[.A111];&quot;));&quot;)" office:value-type="string" office:string-value="Res:=eep_n_w(27,REAL_INT(Ti_07));">
            <text:p>Res:=eep_n_w(27,REAL_INT(Ti_07));</text:p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112];&quot;:=INT_REAL(eep_n_r(&quot;;[.I112];&quot;));&quot;)" office:value-type="string" office:string-value="Ti_08:=INT_REAL(eep_n_r(28));">
            <text:p>Ti_08:=INT_REAL(eep_n_r(28));</text:p>
          </table:table-cell>
          <table:table-cell table:formula="of:=CONCATENATE(&quot;Res:=eep_n_w(&quot;;[.I112];&quot;,REAL_INT(&quot;;[.A112];&quot;));&quot;)" office:value-type="string" office:string-value="Res:=eep_n_w(28,REAL_INT(Ti_08));">
            <text:p>Res:=eep_n_w(28,REAL_INT(Ti_08));</text:p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113];&quot;:=INT_REAL(eep_n_r(&quot;;[.I113];&quot;));&quot;)" office:value-type="string" office:string-value="Ti_09:=INT_REAL(eep_n_r(29));">
            <text:p>Ti_09:=INT_REAL(eep_n_r(29));</text:p>
          </table:table-cell>
          <table:table-cell table:formula="of:=CONCATENATE(&quot;Res:=eep_n_w(&quot;;[.I113];&quot;,REAL_INT(&quot;;[.A113];&quot;));&quot;)" office:value-type="string" office:string-value="Res:=eep_n_w(29,REAL_INT(Ti_09));">
            <text:p>Res:=eep_n_w(29,REAL_INT(Ti_09));</text:p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114];&quot;:=INT_REAL(eep_n_r(&quot;;[.I114];&quot;));&quot;)" office:value-type="string" office:string-value="Ti_10:=INT_REAL(eep_n_r(30));">
            <text:p>Ti_10:=INT_REAL(eep_n_r(30));</text:p>
          </table:table-cell>
          <table:table-cell table:formula="of:=CONCATENATE(&quot;Res:=eep_n_w(&quot;;[.I114];&quot;,REAL_INT(&quot;;[.A114];&quot;));&quot;)" office:value-type="string" office:string-value="Res:=eep_n_w(30,REAL_INT(Ti_10));">
            <text:p>Res:=eep_n_w(30,REAL_INT(Ti_10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115];&quot;:=INT_REAL(eep_n_r(&quot;;[.I115];&quot;));&quot;)" office:value-type="string" office:string-value="Td_01:=INT_REAL(eep_n_r(31));">
            <text:p>Td_01:=INT_REAL(eep_n_r(31));</text:p>
          </table:table-cell>
          <table:table-cell table:formula="of:=CONCATENATE(&quot;Res:=eep_n_w(&quot;;[.I115];&quot;,REAL_INT(&quot;;[.A115];&quot;));&quot;)" office:value-type="string" office:string-value="Res:=eep_n_w(31,REAL_INT(Td_01));">
            <text:p>Res:=eep_n_w(31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116];&quot;:=INT_REAL(eep_n_r(&quot;;[.I116];&quot;));&quot;)" office:value-type="string" office:string-value="Td_02:=INT_REAL(eep_n_r(32));">
            <text:p>Td_02:=INT_REAL(eep_n_r(32));</text:p>
          </table:table-cell>
          <table:table-cell table:formula="of:=CONCATENATE(&quot;Res:=eep_n_w(&quot;;[.I116];&quot;,REAL_INT(&quot;;[.A116];&quot;));&quot;)" office:value-type="string" office:string-value="Res:=eep_n_w(32,REAL_INT(Td_02));">
            <text:p>Res:=eep_n_w(32,REAL_INT(Td_02));</text:p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117];&quot;:=INT_REAL(eep_n_r(&quot;;[.I117];&quot;));&quot;)" office:value-type="string" office:string-value="Td_03:=INT_REAL(eep_n_r(33));">
            <text:p>Td_03:=INT_REAL(eep_n_r(33));</text:p>
          </table:table-cell>
          <table:table-cell table:formula="of:=CONCATENATE(&quot;Res:=eep_n_w(&quot;;[.I117];&quot;,REAL_INT(&quot;;[.A117];&quot;));&quot;)" office:value-type="string" office:string-value="Res:=eep_n_w(33,REAL_INT(Td_03));">
            <text:p>Res:=eep_n_w(33,REAL_INT(Td_03));</text:p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118];&quot;:=INT_REAL(eep_n_r(&quot;;[.I118];&quot;));&quot;)" office:value-type="string" office:string-value="Td_04:=INT_REAL(eep_n_r(34));">
            <text:p>Td_04:=INT_REAL(eep_n_r(34));</text:p>
          </table:table-cell>
          <table:table-cell table:formula="of:=CONCATENATE(&quot;Res:=eep_n_w(&quot;;[.I118];&quot;,REAL_INT(&quot;;[.A118];&quot;));&quot;)" office:value-type="string" office:string-value="Res:=eep_n_w(34,REAL_INT(Td_04));">
            <text:p>Res:=eep_n_w(34,REAL_INT(Td_04));</text:p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119];&quot;:=INT_REAL(eep_n_r(&quot;;[.I119];&quot;));&quot;)" office:value-type="string" office:string-value="Td_05:=INT_REAL(eep_n_r(35));">
            <text:p>Td_05:=INT_REAL(eep_n_r(35));</text:p>
          </table:table-cell>
          <table:table-cell table:formula="of:=CONCATENATE(&quot;Res:=eep_n_w(&quot;;[.I119];&quot;,REAL_INT(&quot;;[.A119];&quot;));&quot;)" office:value-type="string" office:string-value="Res:=eep_n_w(35,REAL_INT(Td_05));">
            <text:p>Res:=eep_n_w(35,REAL_INT(Td_05));</text:p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120];&quot;:=INT_REAL(eep_n_r(&quot;;[.I120];&quot;));&quot;)" office:value-type="string" office:string-value="Td_06:=INT_REAL(eep_n_r(36));">
            <text:p>Td_06:=INT_REAL(eep_n_r(36));</text:p>
          </table:table-cell>
          <table:table-cell table:formula="of:=CONCATENATE(&quot;Res:=eep_n_w(&quot;;[.I120];&quot;,REAL_INT(&quot;;[.A120];&quot;));&quot;)" office:value-type="string" office:string-value="Res:=eep_n_w(36,REAL_INT(Td_06));">
            <text:p>Res:=eep_n_w(36,REAL_INT(Td_06));</text:p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121];&quot;:=INT_REAL(eep_n_r(&quot;;[.I121];&quot;));&quot;)" office:value-type="string" office:string-value="Td_07:=INT_REAL(eep_n_r(37));">
            <text:p>Td_07:=INT_REAL(eep_n_r(37));</text:p>
          </table:table-cell>
          <table:table-cell table:formula="of:=CONCATENATE(&quot;Res:=eep_n_w(&quot;;[.I121];&quot;,REAL_INT(&quot;;[.A121];&quot;));&quot;)" office:value-type="string" office:string-value="Res:=eep_n_w(37,REAL_INT(Td_07));">
            <text:p>Res:=eep_n_w(37,REAL_INT(Td_07));</text:p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122];&quot;:=INT_REAL(eep_n_r(&quot;;[.I122];&quot;));&quot;)" office:value-type="string" office:string-value="Td_08:=INT_REAL(eep_n_r(38));">
            <text:p>Td_08:=INT_REAL(eep_n_r(38));</text:p>
          </table:table-cell>
          <table:table-cell table:formula="of:=CONCATENATE(&quot;Res:=eep_n_w(&quot;;[.I122];&quot;,REAL_INT(&quot;;[.A122];&quot;));&quot;)" office:value-type="string" office:string-value="Res:=eep_n_w(38,REAL_INT(Td_08));">
            <text:p>Res:=eep_n_w(38,REAL_INT(Td_08));</text:p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123];&quot;:=INT_REAL(eep_n_r(&quot;;[.I123];&quot;));&quot;)" office:value-type="string" office:string-value="Td_09:=INT_REAL(eep_n_r(39));">
            <text:p>Td_09:=INT_REAL(eep_n_r(39));</text:p>
          </table:table-cell>
          <table:table-cell table:formula="of:=CONCATENATE(&quot;Res:=eep_n_w(&quot;;[.I123];&quot;,REAL_INT(&quot;;[.A123];&quot;));&quot;)" office:value-type="string" office:string-value="Res:=eep_n_w(39,REAL_INT(Td_09));">
            <text:p>Res:=eep_n_w(39,REAL_INT(Td_09));</text:p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124];&quot;:=INT_REAL(eep_n_r(&quot;;[.I124];&quot;));&quot;)" office:value-type="string" office:string-value="Td_10:=INT_REAL(eep_n_r(40));">
            <text:p>Td_10:=INT_REAL(eep_n_r(40));</text:p>
          </table:table-cell>
          <table:table-cell table:formula="of:=CONCATENATE(&quot;Res:=eep_n_w(&quot;;[.I124];&quot;,REAL_INT(&quot;;[.A124];&quot;));&quot;)" office:value-type="string" office:string-value="Res:=eep_n_w(40,REAL_INT(Td_10));">
            <text:p>Res:=eep_n_w(40,REAL_INT(Td_10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25];&quot;:=eep_n_r(&quot;;[.I125];&quot;);&quot;)" office:value-type="string" office:string-value="Kf_01:=eep_n_r(41);">
            <text:p>Kf_01:=eep_n_r(41);</text:p>
          </table:table-cell>
          <table:table-cell table:formula="of:=CONCATENATE(&quot;Res:=eep_n_w(&quot;;[.I125];&quot;,&quot;;[.A125];&quot;);&quot;)" office:value-type="string" office:string-value="Res:=eep_n_w(41,Kf_01);">
            <text:p>Res:=eep_n_w(41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26];&quot;:=eep_n_r(&quot;;[.I126];&quot;);&quot;)" office:value-type="string" office:string-value="Kf_02:=eep_n_r(42);">
            <text:p>Kf_02:=eep_n_r(42);</text:p>
          </table:table-cell>
          <table:table-cell table:formula="of:=CONCATENATE(&quot;Res:=eep_n_w(&quot;;[.I126];&quot;,&quot;;[.A126];&quot;);&quot;)" office:value-type="string" office:string-value="Res:=eep_n_w(42,Kf_02);">
            <text:p>Res:=eep_n_w(42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27];&quot;:=eep_n_r(&quot;;[.I127];&quot;);&quot;)" office:value-type="string" office:string-value="Kf_03:=eep_n_r(43);">
            <text:p>Kf_03:=eep_n_r(43);</text:p>
          </table:table-cell>
          <table:table-cell table:formula="of:=CONCATENATE(&quot;Res:=eep_n_w(&quot;;[.I127];&quot;,&quot;;[.A127];&quot;);&quot;)" office:value-type="string" office:string-value="Res:=eep_n_w(43,Kf_03);">
            <text:p>Res:=eep_n_w(43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28];&quot;:=eep_n_r(&quot;;[.I128];&quot;);&quot;)" office:value-type="string" office:string-value="Kf_04:=eep_n_r(44);">
            <text:p>Kf_04:=eep_n_r(44);</text:p>
          </table:table-cell>
          <table:table-cell table:formula="of:=CONCATENATE(&quot;Res:=eep_n_w(&quot;;[.I128];&quot;,&quot;;[.A128];&quot;);&quot;)" office:value-type="string" office:string-value="Res:=eep_n_w(44,Kf_04);">
            <text:p>Res:=eep_n_w(44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29];&quot;:=eep_n_r(&quot;;[.I129];&quot;);&quot;)" office:value-type="string" office:string-value="Kf_05:=eep_n_r(45);">
            <text:p>Kf_05:=eep_n_r(45);</text:p>
          </table:table-cell>
          <table:table-cell table:formula="of:=CONCATENATE(&quot;Res:=eep_n_w(&quot;;[.I129];&quot;,&quot;;[.A129];&quot;);&quot;)" office:value-type="string" office:string-value="Res:=eep_n_w(45,Kf_05);">
            <text:p>Res:=eep_n_w(45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30];&quot;:=eep_n_r(&quot;;[.I130];&quot;);&quot;)" office:value-type="string" office:string-value="Kf_06:=eep_n_r(46);">
            <text:p>Kf_06:=eep_n_r(46);</text:p>
          </table:table-cell>
          <table:table-cell table:formula="of:=CONCATENATE(&quot;Res:=eep_n_w(&quot;;[.I130];&quot;,&quot;;[.A130];&quot;);&quot;)" office:value-type="string" office:string-value="Res:=eep_n_w(46,Kf_06);">
            <text:p>Res:=eep_n_w(46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31];&quot;:=eep_n_r(&quot;;[.I131];&quot;);&quot;)" office:value-type="string" office:string-value="Kf_07:=eep_n_r(47);">
            <text:p>Kf_07:=eep_n_r(47);</text:p>
          </table:table-cell>
          <table:table-cell table:formula="of:=CONCATENATE(&quot;Res:=eep_n_w(&quot;;[.I131];&quot;,&quot;;[.A131];&quot;);&quot;)" office:value-type="string" office:string-value="Res:=eep_n_w(47,Kf_07);">
            <text:p>Res:=eep_n_w(47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32];&quot;:=eep_n_r(&quot;;[.I132];&quot;);&quot;)" office:value-type="string" office:string-value="Kf_08:=eep_n_r(48);">
            <text:p>Kf_08:=eep_n_r(48);</text:p>
          </table:table-cell>
          <table:table-cell table:formula="of:=CONCATENATE(&quot;Res:=eep_n_w(&quot;;[.I132];&quot;,&quot;;[.A132];&quot;);&quot;)" office:value-type="string" office:string-value="Res:=eep_n_w(48,Kf_08);">
            <text:p>Res:=eep_n_w(48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33];&quot;:=eep_n_r(&quot;;[.I133];&quot;);&quot;)" office:value-type="string" office:string-value="Kf_09:=eep_n_r(49);">
            <text:p>Kf_09:=eep_n_r(49);</text:p>
          </table:table-cell>
          <table:table-cell table:formula="of:=CONCATENATE(&quot;Res:=eep_n_w(&quot;;[.I133];&quot;,&quot;;[.A133];&quot;);&quot;)" office:value-type="string" office:string-value="Res:=eep_n_w(49,Kf_09);">
            <text:p>Res:=eep_n_w(49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34];&quot;:=eep_n_r(&quot;;[.I134];&quot;);&quot;)" office:value-type="string" office:string-value="Kf_10:=eep_n_r(50);">
            <text:p>Kf_10:=eep_n_r(50);</text:p>
          </table:table-cell>
          <table:table-cell table:formula="of:=CONCATENATE(&quot;Res:=eep_n_w(&quot;;[.I134];&quot;,&quot;;[.A134];&quot;);&quot;)" office:value-type="string" office:string-value="Res:=eep_n_w(50,Kf_10);">
            <text:p>Res:=eep_n_w(50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35];&quot;:=eep_n_r(&quot;;[.I135];&quot;);&quot;)" office:value-type="string" office:string-value="Kf_11:=eep_n_r(51);">
            <text:p>Kf_11:=eep_n_r(51);</text:p>
          </table:table-cell>
          <table:table-cell table:formula="of:=CONCATENATE(&quot;Res:=eep_n_w(&quot;;[.I135];&quot;,&quot;;[.A135];&quot;);&quot;)" office:value-type="string" office:string-value="Res:=eep_n_w(51,Kf_11);">
            <text:p>Res:=eep_n_w(51,Kf_11);</text:p>
          </table:table-cell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36];&quot;:=eep_n_r(&quot;;[.I136];&quot;);&quot;)" office:value-type="string" office:string-value="Kf_12:=eep_n_r(52);">
            <text:p>Kf_12:=eep_n_r(52);</text:p>
          </table:table-cell>
          <table:table-cell table:formula="of:=CONCATENATE(&quot;Res:=eep_n_w(&quot;;[.I136];&quot;,&quot;;[.A136];&quot;);&quot;)" office:value-type="string" office:string-value="Res:=eep_n_w(52,Kf_12);">
            <text:p>Res:=eep_n_w(52,Kf_12);</text:p>
          </table:table-cell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37];&quot;:=eep_n_r(&quot;;[.I137];&quot;);&quot;)" office:value-type="string" office:string-value="Kf_13:=eep_n_r(53);">
            <text:p>Kf_13:=eep_n_r(53);</text:p>
          </table:table-cell>
          <table:table-cell table:formula="of:=CONCATENATE(&quot;Res:=eep_n_w(&quot;;[.I137];&quot;,&quot;;[.A137];&quot;);&quot;)" office:value-type="string" office:string-value="Res:=eep_n_w(53,Kf_13);">
            <text:p>Res:=eep_n_w(53,Kf_13);</text:p>
          </table:table-cell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38];&quot;:=eep_n_r(&quot;;[.I138];&quot;);&quot;)" office:value-type="string" office:string-value="Kf_14:=eep_n_r(54);">
            <text:p>Kf_14:=eep_n_r(54);</text:p>
          </table:table-cell>
          <table:table-cell table:formula="of:=CONCATENATE(&quot;Res:=eep_n_w(&quot;;[.I138];&quot;,&quot;;[.A138];&quot;);&quot;)" office:value-type="string" office:string-value="Res:=eep_n_w(54,Kf_14);">
            <text:p>Res:=eep_n_w(54,Kf_14);</text:p>
          </table:table-cell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39];&quot;:=eep_n_r(&quot;;[.I139];&quot;);&quot;)" office:value-type="string" office:string-value="Kf_15:=eep_n_r(55);">
            <text:p>Kf_15:=eep_n_r(55);</text:p>
          </table:table-cell>
          <table:table-cell table:formula="of:=CONCATENATE(&quot;Res:=eep_n_w(&quot;;[.I139];&quot;,&quot;;[.A139];&quot;);&quot;)" office:value-type="string" office:string-value="Res:=eep_n_w(55,Kf_15);">
            <text:p>Res:=eep_n_w(55,Kf_15);</text:p>
          </table:table-cell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40];&quot;:=eep_n_r(&quot;;[.I140];&quot;);&quot;)" office:value-type="string" office:string-value="Kf_16:=eep_n_r(56);">
            <text:p>Kf_16:=eep_n_r(56);</text:p>
          </table:table-cell>
          <table:table-cell table:formula="of:=CONCATENATE(&quot;Res:=eep_n_w(&quot;;[.I140];&quot;,&quot;;[.A140];&quot;);&quot;)" office:value-type="string" office:string-value="Res:=eep_n_w(56,Kf_16);">
            <text:p>Res:=eep_n_w(56,Kf_16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5"/>
          <table:table-cell office:value-type="float" office:value="57">
            <text:p>57</text:p>
          </table:table-cell>
          <table:table-cell/>
          <table:table-cell table:formula="of:=CONCATENATE([.A141];&quot;:=eep_n_r(&quot;;[.I141];&quot;);&quot;)" office:value-type="string" office:string-value="Name:=eep_n_r(57);">
            <text:p>Name:=eep_n_r(57);</text:p>
          </table:table-cell>
          <table:table-cell table:formula="of:=CONCATENATE(&quot;Res:=eep_n_w(&quot;;[.I141];&quot;,&quot;;[.A141];&quot;);&quot;)" office:value-type="string" office:string-value="Res:=eep_n_w(57,Name);">
            <text:p>Res:=eep_n_w(57,Name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45];&quot;:=INT_REAL(eep_n_r(&quot;;[.I145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I145];&quot;,REAL_INT(&quot;;[.A145];&quot;));&quot;)" office:value-type="string" office:string-value="Res:=eep_n_w(58,REAL_INT(Kkor_01));">
            <text:p>Res:=eep_n_w(58,REAL_INT(Kkor_01));</text:p>
          </table:table-cell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46];&quot;:=INT_REAL(eep_n_r(&quot;;[.I146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I146];&quot;,REAL_INT(&quot;;[.A146];&quot;));&quot;)" office:value-type="string" office:string-value="Res:=eep_n_w(59,REAL_INT(Kkor_02));">
            <text:p>Res:=eep_n_w(59,REAL_INT(Kkor_02));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47];&quot;:=INT_REAL(eep_n_r(&quot;;[.I147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I147];&quot;,REAL_INT(&quot;;[.A147];&quot;));&quot;)" office:value-type="string" office:string-value="Res:=eep_n_w(60,REAL_INT(Kkor_03));">
            <text:p>Res:=eep_n_w(60,REAL_INT(Kkor_03));</text:p>
          </table:table-cell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48];&quot;:=INT_REAL(eep_n_r(&quot;;[.I148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I148];&quot;,REAL_INT(&quot;;[.A148];&quot;));&quot;)" office:value-type="string" office:string-value="Res:=eep_n_w(61,REAL_INT(Kkor_05));">
            <text:p>Res:=eep_n_w(61,REAL_INT(Kkor_05));</text:p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49];&quot;:=INT_REAL(eep_n_r(&quot;;[.I149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I149];&quot;,REAL_INT(&quot;;[.A149];&quot;));&quot;)" office:value-type="string" office:string-value="Res:=eep_n_w(62,REAL_INT(Kkor_06));">
            <text:p>Res:=eep_n_w(62,REAL_INT(Kkor_06));</text:p>
          </table:table-cell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50];&quot;:=INT_REAL(eep_n_r(&quot;;[.I150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I150];&quot;,REAL_INT(&quot;;[.A150];&quot;));&quot;)" office:value-type="string" office:string-value="Res:=eep_n_w(63,REAL_INT(Kkor_07));">
            <text:p>Res:=eep_n_w(63,REAL_INT(Kkor_07));</text:p>
          </table:table-cell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51];&quot;:=INT_REAL(eep_n_r(&quot;;[.I151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I151];&quot;,REAL_INT(&quot;;[.A151];&quot;));&quot;)" office:value-type="string" office:string-value="Res:=eep_n_w(64,REAL_INT(Kkor_08));">
            <text:p>Res:=eep_n_w(64,REAL_INT(Kkor_08));</text:p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52];&quot;:=INT_REAL(eep_n_r(&quot;;[.I152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I152];&quot;,REAL_INT(&quot;;[.A152];&quot;));&quot;)" office:value-type="string" office:string-value="Res:=eep_n_w(65,REAL_INT(Kkor_09));">
            <text:p>Res:=eep_n_w(65,REAL_INT(Kkor_09));</text:p>
          </table:table-cell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53];&quot;:=INT_REAL(eep_n_r(&quot;;[.I153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I153];&quot;,REAL_INT(&quot;;[.A153];&quot;));&quot;)" office:value-type="string" office:string-value="Res:=eep_n_w(66,REAL_INT(Kkor_10));">
            <text:p>Res:=eep_n_w(66,REAL_INT(Kkor_10));</text:p>
          </table:table-cell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54];&quot;:=INT_REAL(eep_n_r(&quot;;[.I154];&quot;));&quot;)" office:value-type="string" office:string-value="K1_01:=INT_REAL(eep_n_r(67));">
            <text:p>K1_01:=INT_REAL(eep_n_r(67));</text:p>
          </table:table-cell>
          <table:table-cell table:formula="of:=CONCATENATE(&quot;Res:=eep_n_w(&quot;;[.I154];&quot;,REAL_INT(&quot;;[.A154];&quot;));&quot;)" office:value-type="string" office:string-value="Res:=eep_n_w(67,REAL_INT(K1_01));">
            <text:p>Res:=eep_n_w(67,REAL_INT(K1_01));</text:p>
          </table:table-cell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55];&quot;:=INT_REAL(eep_n_r(&quot;;[.I155];&quot;));&quot;)" office:value-type="string" office:string-value="K1_02:=INT_REAL(eep_n_r(68));">
            <text:p>K1_02:=INT_REAL(eep_n_r(68));</text:p>
          </table:table-cell>
          <table:table-cell table:formula="of:=CONCATENATE(&quot;Res:=eep_n_w(&quot;;[.I155];&quot;,REAL_INT(&quot;;[.A155];&quot;));&quot;)" office:value-type="string" office:string-value="Res:=eep_n_w(68,REAL_INT(K1_02));">
            <text:p>Res:=eep_n_w(68,REAL_INT(K1_02));</text:p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56];&quot;:=INT_REAL(eep_n_r(&quot;;[.I156];&quot;));&quot;)" office:value-type="string" office:string-value="K1_03:=INT_REAL(eep_n_r(69));">
            <text:p>K1_03:=INT_REAL(eep_n_r(69));</text:p>
          </table:table-cell>
          <table:table-cell table:formula="of:=CONCATENATE(&quot;Res:=eep_n_w(&quot;;[.I156];&quot;,REAL_INT(&quot;;[.A156];&quot;));&quot;)" office:value-type="string" office:string-value="Res:=eep_n_w(69,REAL_INT(K1_03));">
            <text:p>Res:=eep_n_w(69,REAL_INT(K1_03));</text:p>
          </table:table-cell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57];&quot;:=INT_REAL(eep_n_r(&quot;;[.I157];&quot;));&quot;)" office:value-type="string" office:string-value="K1_05:=INT_REAL(eep_n_r(70));">
            <text:p>K1_05:=INT_REAL(eep_n_r(70));</text:p>
          </table:table-cell>
          <table:table-cell table:formula="of:=CONCATENATE(&quot;Res:=eep_n_w(&quot;;[.I157];&quot;,REAL_INT(&quot;;[.A157];&quot;));&quot;)" office:value-type="string" office:string-value="Res:=eep_n_w(70,REAL_INT(K1_05));">
            <text:p>Res:=eep_n_w(70,REAL_INT(K1_05));</text:p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58];&quot;:=INT_REAL(eep_n_r(&quot;;[.I158];&quot;));&quot;)" office:value-type="string" office:string-value="K1_06:=INT_REAL(eep_n_r(71));">
            <text:p>K1_06:=INT_REAL(eep_n_r(71));</text:p>
          </table:table-cell>
          <table:table-cell table:formula="of:=CONCATENATE(&quot;Res:=eep_n_w(&quot;;[.I158];&quot;,REAL_INT(&quot;;[.A158];&quot;));&quot;)" office:value-type="string" office:string-value="Res:=eep_n_w(71,REAL_INT(K1_06));">
            <text:p>Res:=eep_n_w(71,REAL_INT(K1_06));</text:p>
          </table:table-cell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59];&quot;:=INT_REAL(eep_n_r(&quot;;[.I159];&quot;));&quot;)" office:value-type="string" office:string-value="K1_07:=INT_REAL(eep_n_r(72));">
            <text:p>K1_07:=INT_REAL(eep_n_r(72));</text:p>
          </table:table-cell>
          <table:table-cell table:formula="of:=CONCATENATE(&quot;Res:=eep_n_w(&quot;;[.I159];&quot;,REAL_INT(&quot;;[.A159];&quot;));&quot;)" office:value-type="string" office:string-value="Res:=eep_n_w(72,REAL_INT(K1_07));">
            <text:p>Res:=eep_n_w(72,REAL_INT(K1_07));</text:p>
          </table:table-cell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60];&quot;:=INT_REAL(eep_n_r(&quot;;[.I160];&quot;));&quot;)" office:value-type="string" office:string-value="K1_08:=INT_REAL(eep_n_r(73));">
            <text:p>K1_08:=INT_REAL(eep_n_r(73));</text:p>
          </table:table-cell>
          <table:table-cell table:formula="of:=CONCATENATE(&quot;Res:=eep_n_w(&quot;;[.I160];&quot;,REAL_INT(&quot;;[.A160];&quot;));&quot;)" office:value-type="string" office:string-value="Res:=eep_n_w(73,REAL_INT(K1_08));">
            <text:p>Res:=eep_n_w(73,REAL_INT(K1_08));</text:p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61];&quot;:=INT_REAL(eep_n_r(&quot;;[.I161];&quot;));&quot;)" office:value-type="string" office:string-value="K1_09:=INT_REAL(eep_n_r(74));">
            <text:p>K1_09:=INT_REAL(eep_n_r(74));</text:p>
          </table:table-cell>
          <table:table-cell table:formula="of:=CONCATENATE(&quot;Res:=eep_n_w(&quot;;[.I161];&quot;,REAL_INT(&quot;;[.A161];&quot;));&quot;)" office:value-type="string" office:string-value="Res:=eep_n_w(74,REAL_INT(K1_09));">
            <text:p>Res:=eep_n_w(74,REAL_INT(K1_09));</text:p>
          </table:table-cell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62];&quot;:=INT_REAL(eep_n_r(&quot;;[.I162];&quot;));&quot;)" office:value-type="string" office:string-value="K1_10:=INT_REAL(eep_n_r(75));">
            <text:p>K1_10:=INT_REAL(eep_n_r(75));</text:p>
          </table:table-cell>
          <table:table-cell table:formula="of:=CONCATENATE(&quot;Res:=eep_n_w(&quot;;[.I162];&quot;,REAL_INT(&quot;;[.A162];&quot;));&quot;)" office:value-type="string" office:string-value="Res:=eep_n_w(75,REAL_INT(K1_10));">
            <text:p>Res:=eep_n_w(75,REAL_INT(K1_10));</text:p>
          </table:table-cell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63];&quot;:=INT_REAL(eep_n_r(&quot;;[.I163];&quot;));&quot;)" office:value-type="string" office:string-value="K2_01:=INT_REAL(eep_n_r(76));">
            <text:p>K2_01:=INT_REAL(eep_n_r(76));</text:p>
          </table:table-cell>
          <table:table-cell table:formula="of:=CONCATENATE(&quot;Res:=eep_n_w(&quot;;[.I163];&quot;,REAL_INT(&quot;;[.A163];&quot;));&quot;)" office:value-type="string" office:string-value="Res:=eep_n_w(76,REAL_INT(K2_01));">
            <text:p>Res:=eep_n_w(76,REAL_INT(K2_01));</text:p>
          </table:table-cell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64];&quot;:=INT_REAL(eep_n_r(&quot;;[.I164];&quot;));&quot;)" office:value-type="string" office:string-value="K2_02:=INT_REAL(eep_n_r(77));">
            <text:p>K2_02:=INT_REAL(eep_n_r(77));</text:p>
          </table:table-cell>
          <table:table-cell table:formula="of:=CONCATENATE(&quot;Res:=eep_n_w(&quot;;[.I164];&quot;,REAL_INT(&quot;;[.A164];&quot;));&quot;)" office:value-type="string" office:string-value="Res:=eep_n_w(77,REAL_INT(K2_02));">
            <text:p>Res:=eep_n_w(77,REAL_INT(K2_02));</text:p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65];&quot;:=INT_REAL(eep_n_r(&quot;;[.I165];&quot;));&quot;)" office:value-type="string" office:string-value="K2_03:=INT_REAL(eep_n_r(78));">
            <text:p>K2_03:=INT_REAL(eep_n_r(78));</text:p>
          </table:table-cell>
          <table:table-cell table:formula="of:=CONCATENATE(&quot;Res:=eep_n_w(&quot;;[.I165];&quot;,REAL_INT(&quot;;[.A165];&quot;));&quot;)" office:value-type="string" office:string-value="Res:=eep_n_w(78,REAL_INT(K2_03));">
            <text:p>Res:=eep_n_w(78,REAL_INT(K2_03));</text:p>
          </table:table-cell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66];&quot;:=INT_REAL(eep_n_r(&quot;;[.I166];&quot;));&quot;)" office:value-type="string" office:string-value="K2_05:=INT_REAL(eep_n_r(79));">
            <text:p>K2_05:=INT_REAL(eep_n_r(79));</text:p>
          </table:table-cell>
          <table:table-cell table:formula="of:=CONCATENATE(&quot;Res:=eep_n_w(&quot;;[.I166];&quot;,REAL_INT(&quot;;[.A166];&quot;));&quot;)" office:value-type="string" office:string-value="Res:=eep_n_w(79,REAL_INT(K2_05));">
            <text:p>Res:=eep_n_w(79,REAL_INT(K2_05));</text:p>
          </table:table-cell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67];&quot;:=INT_REAL(eep_n_r(&quot;;[.I167];&quot;));&quot;)" office:value-type="string" office:string-value="K2_06:=INT_REAL(eep_n_r(80));">
            <text:p>K2_06:=INT_REAL(eep_n_r(80));</text:p>
          </table:table-cell>
          <table:table-cell table:formula="of:=CONCATENATE(&quot;Res:=eep_n_w(&quot;;[.I167];&quot;,REAL_INT(&quot;;[.A167];&quot;));&quot;)" office:value-type="string" office:string-value="Res:=eep_n_w(80,REAL_INT(K2_06));">
            <text:p>Res:=eep_n_w(80,REAL_INT(K2_06));</text:p>
          </table:table-cell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68];&quot;:=INT_REAL(eep_n_r(&quot;;[.I168];&quot;));&quot;)" office:value-type="string" office:string-value="K2_07:=INT_REAL(eep_n_r(81));">
            <text:p>K2_07:=INT_REAL(eep_n_r(81));</text:p>
          </table:table-cell>
          <table:table-cell table:formula="of:=CONCATENATE(&quot;Res:=eep_n_w(&quot;;[.I168];&quot;,REAL_INT(&quot;;[.A168];&quot;));&quot;)" office:value-type="string" office:string-value="Res:=eep_n_w(81,REAL_INT(K2_07));">
            <text:p>Res:=eep_n_w(81,REAL_INT(K2_07));</text:p>
          </table:table-cell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69];&quot;:=INT_REAL(eep_n_r(&quot;;[.I169];&quot;));&quot;)" office:value-type="string" office:string-value="K2_08:=INT_REAL(eep_n_r(82));">
            <text:p>K2_08:=INT_REAL(eep_n_r(82));</text:p>
          </table:table-cell>
          <table:table-cell table:formula="of:=CONCATENATE(&quot;Res:=eep_n_w(&quot;;[.I169];&quot;,REAL_INT(&quot;;[.A169];&quot;));&quot;)" office:value-type="string" office:string-value="Res:=eep_n_w(82,REAL_INT(K2_08));">
            <text:p>Res:=eep_n_w(82,REAL_INT(K2_08));</text:p>
          </table:table-cell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70];&quot;:=INT_REAL(eep_n_r(&quot;;[.I170];&quot;));&quot;)" office:value-type="string" office:string-value="K2_09:=INT_REAL(eep_n_r(83));">
            <text:p>K2_09:=INT_REAL(eep_n_r(83));</text:p>
          </table:table-cell>
          <table:table-cell table:formula="of:=CONCATENATE(&quot;Res:=eep_n_w(&quot;;[.I170];&quot;,REAL_INT(&quot;;[.A170];&quot;));&quot;)" office:value-type="string" office:string-value="Res:=eep_n_w(83,REAL_INT(K2_09));">
            <text:p>Res:=eep_n_w(83,REAL_INT(K2_09));</text:p>
          </table:table-cell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171];&quot;:=INT_REAL(eep_n_r(&quot;;[.I171];&quot;));&quot;)" office:value-type="string" office:string-value="K2_10:=INT_REAL(eep_n_r(84));">
            <text:p>K2_10:=INT_REAL(eep_n_r(84));</text:p>
          </table:table-cell>
          <table:table-cell table:formula="of:=CONCATENATE(&quot;Res:=eep_n_w(&quot;;[.I171];&quot;,REAL_INT(&quot;;[.A171];&quot;));&quot;)" office:value-type="string" office:string-value="Res:=eep_n_w(84,REAL_INT(K2_10));">
            <text:p>Res:=eep_n_w(84,REAL_INT(K2_10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table:formula="of:=CONCATENATE([.A173];&quot;:=INT_REAL(eep_n_r(&quot;;[.I173];&quot;));&quot;)" office:value-type="string" office:string-value="SP2_07:=INT_REAL(eep_n_r(85));">
            <text:p>SP2_07:=INT_REAL(eep_n_r(85));</text:p>
          </table:table-cell>
          <table:table-cell table:formula="of:=CONCATENATE(&quot;Res:=eep_n_w(&quot;;[.I173];&quot;,REAL_INT(&quot;;[.A173];&quot;));&quot;)" office:value-type="string" office:string-value="Res:=eep_n_w(85,REAL_INT(SP2_07));">
            <text:p>Res:=eep_n_w(85,REAL_INT(SP2_07));</text:p>
          </table:table-cell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6">
            <text:p>86</text:p>
          </table:table-cell>
          <table:table-cell/>
          <table:table-cell table:formula="of:=CONCATENATE([.A174];&quot;:=INT_REAL(eep_n_r(&quot;;[.I174];&quot;));&quot;)" office:value-type="string" office:string-value="SP2_08:=INT_REAL(eep_n_r(86));">
            <text:p>SP2_08:=INT_REAL(eep_n_r(86));</text:p>
          </table:table-cell>
          <table:table-cell table:formula="of:=CONCATENATE(&quot;Res:=eep_n_w(&quot;;[.I174];&quot;,REAL_INT(&quot;;[.A174];&quot;));&quot;)" office:value-type="string" office:string-value="Res:=eep_n_w(86,REAL_INT(SP2_08));">
            <text:p>Res:=eep_n_w(86,REAL_INT(SP2_08));</text:p>
          </table:table-cell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7">
            <text:p>87</text:p>
          </table:table-cell>
          <table:table-cell/>
          <table:table-cell table:formula="of:=CONCATENATE([.A175];&quot;:=INT_REAL(eep_n_r(&quot;;[.I175];&quot;));&quot;)" office:value-type="string" office:string-value="SP2_09:=INT_REAL(eep_n_r(87));">
            <text:p>SP2_09:=INT_REAL(eep_n_r(87));</text:p>
          </table:table-cell>
          <table:table-cell table:formula="of:=CONCATENATE(&quot;Res:=eep_n_w(&quot;;[.I175];&quot;,REAL_INT(&quot;;[.A175];&quot;));&quot;)" office:value-type="string" office:string-value="Res:=eep_n_w(87,REAL_INT(SP2_09));">
            <text:p>Res:=eep_n_w(87,REAL_INT(SP2_09));</text:p>
          </table:table-cell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8">
            <text:p>88</text:p>
          </table:table-cell>
          <table:table-cell/>
          <table:table-cell table:formula="of:=CONCATENATE([.A176];&quot;:=INT_REAL(eep_n_r(&quot;;[.I176];&quot;));&quot;)" office:value-type="string" office:string-value="SP2_10:=INT_REAL(eep_n_r(88));">
            <text:p>SP2_10:=INT_REAL(eep_n_r(88));</text:p>
          </table:table-cell>
          <table:table-cell table:formula="of:=CONCATENATE(&quot;Res:=eep_n_w(&quot;;[.I176];&quot;,REAL_INT(&quot;;[.A176];&quot;));&quot;)" office:value-type="string" office:string-value="Res:=eep_n_w(88,REAL_INT(SP2_10));">
            <text:p>Res:=eep_n_w(88,REAL_INT(SP2_10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9">
            <text:p>89</text:p>
          </table:table-cell>
          <table:table-cell/>
          <table:table-cell table:formula="of:=CONCATENATE([.A178];&quot;:=INT_REAL(eep_n_r(&quot;;[.I178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I178];&quot;,REAL_INT(&quot;;[.A178];&quot;));&quot;)" office:value-type="string" office:string-value="Res:=eep_n_w(89,REAL_INT(Xmin_01));">
            <text:p>Res:=eep_n_w(89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table:formula="of:=CONCATENATE([.A179];&quot;:=INT_REAL(eep_n_r(&quot;;[.I179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I179];&quot;,REAL_INT(&quot;;[.A179];&quot;));&quot;)" office:value-type="string" office:string-value="Res:=eep_n_w(90,REAL_INT(Xmin_02));">
            <text:p>Res:=eep_n_w(90,REAL_INT(Xmin_02));</text:p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1">
            <text:p>91</text:p>
          </table:table-cell>
          <table:table-cell/>
          <table:table-cell table:formula="of:=CONCATENATE([.A180];&quot;:=INT_REAL(eep_n_r(&quot;;[.I180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I180];&quot;,REAL_INT(&quot;;[.A180];&quot;));&quot;)" office:value-type="string" office:string-value="Res:=eep_n_w(91,REAL_INT(Xmin_03));">
            <text:p>Res:=eep_n_w(91,REAL_INT(Xmin_03));</text:p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2">
            <text:p>92</text:p>
          </table:table-cell>
          <table:table-cell/>
          <table:table-cell table:formula="of:=CONCATENATE([.A181];&quot;:=INT_REAL(eep_n_r(&quot;;[.I181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I181];&quot;,REAL_INT(&quot;;[.A181];&quot;));&quot;)" office:value-type="string" office:string-value="Res:=eep_n_w(92,REAL_INT(Xmin_04));">
            <text:p>Res:=eep_n_w(92,REAL_INT(Xmin_04));</text:p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3">
            <text:p>93</text:p>
          </table:table-cell>
          <table:table-cell/>
          <table:table-cell table:formula="of:=CONCATENATE([.A182];&quot;:=INT_REAL(eep_n_r(&quot;;[.I182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I182];&quot;,REAL_INT(&quot;;[.A182];&quot;));&quot;)" office:value-type="string" office:string-value="Res:=eep_n_w(93,REAL_INT(Xmin_05));">
            <text:p>Res:=eep_n_w(93,REAL_INT(Xmin_05));</text:p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4">
            <text:p>94</text:p>
          </table:table-cell>
          <table:table-cell/>
          <table:table-cell table:formula="of:=CONCATENATE([.A183];&quot;:=INT_REAL(eep_n_r(&quot;;[.I183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I183];&quot;,REAL_INT(&quot;;[.A183];&quot;));&quot;)" office:value-type="string" office:string-value="Res:=eep_n_w(94,REAL_INT(Xmin_06));">
            <text:p>Res:=eep_n_w(94,REAL_INT(Xmin_06));</text:p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5">
            <text:p>95</text:p>
          </table:table-cell>
          <table:table-cell/>
          <table:table-cell table:formula="of:=CONCATENATE([.A184];&quot;:=INT_REAL(eep_n_r(&quot;;[.I184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I184];&quot;,REAL_INT(&quot;;[.A184];&quot;));&quot;)" office:value-type="string" office:string-value="Res:=eep_n_w(95,REAL_INT(Xmin_07));">
            <text:p>Res:=eep_n_w(95,REAL_INT(Xmin_07));</text:p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6">
            <text:p>96</text:p>
          </table:table-cell>
          <table:table-cell/>
          <table:table-cell table:formula="of:=CONCATENATE([.A185];&quot;:=INT_REAL(eep_n_r(&quot;;[.I185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I185];&quot;,REAL_INT(&quot;;[.A185];&quot;));&quot;)" office:value-type="string" office:string-value="Res:=eep_n_w(96,REAL_INT(Xmin_08));">
            <text:p>Res:=eep_n_w(96,REAL_INT(Xmin_08));</text:p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7">
            <text:p>97</text:p>
          </table:table-cell>
          <table:table-cell/>
          <table:table-cell table:formula="of:=CONCATENATE([.A186];&quot;:=INT_REAL(eep_n_r(&quot;;[.I186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I186];&quot;,REAL_INT(&quot;;[.A186];&quot;));&quot;)" office:value-type="string" office:string-value="Res:=eep_n_w(97,REAL_INT(Xmin_09));">
            <text:p>Res:=eep_n_w(97,REAL_INT(Xmin_09));</text:p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8">
            <text:p>98</text:p>
          </table:table-cell>
          <table:table-cell/>
          <table:table-cell table:formula="of:=CONCATENATE([.A187];&quot;:=INT_REAL(eep_n_r(&quot;;[.I187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I187];&quot;,REAL_INT(&quot;;[.A187];&quot;));&quot;)" office:value-type="string" office:string-value="Res:=eep_n_w(98,REAL_INT(Xmin_10));">
            <text:p>Res:=eep_n_w(98,REAL_INT(Xmin_10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9">
            <text:p>99</text:p>
          </table:table-cell>
          <table:table-cell/>
          <table:table-cell table:formula="of:=CONCATENATE([.A188];&quot;:=INT_REAL(eep_n_r(&quot;;[.I188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I188];&quot;,REAL_INT(&quot;;[.A188];&quot;));&quot;)" office:value-type="string" office:string-value="Res:=eep_n_w(99,REAL_INT(Xmax_01));">
            <text:p>Res:=eep_n_w(99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table:formula="of:=CONCATENATE([.A189];&quot;:=INT_REAL(eep_n_r(&quot;;[.I189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I189];&quot;,REAL_INT(&quot;;[.A189];&quot;));&quot;)" office:value-type="string" office:string-value="Res:=eep_n_w(100,REAL_INT(Xmax_02));">
            <text:p>Res:=eep_n_w(100,REAL_INT(Xmax_02));</text:p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1">
            <text:p>101</text:p>
          </table:table-cell>
          <table:table-cell/>
          <table:table-cell table:formula="of:=CONCATENATE([.A190];&quot;:=INT_REAL(eep_n_r(&quot;;[.I190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I190];&quot;,REAL_INT(&quot;;[.A190];&quot;));&quot;)" office:value-type="string" office:string-value="Res:=eep_n_w(101,REAL_INT(Xmax_03));">
            <text:p>Res:=eep_n_w(101,REAL_INT(Xmax_03));</text:p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2">
            <text:p>102</text:p>
          </table:table-cell>
          <table:table-cell/>
          <table:table-cell table:formula="of:=CONCATENATE([.A191];&quot;:=INT_REAL(eep_n_r(&quot;;[.I191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I191];&quot;,REAL_INT(&quot;;[.A191];&quot;));&quot;)" office:value-type="string" office:string-value="Res:=eep_n_w(102,REAL_INT(Xmax_04));">
            <text:p>Res:=eep_n_w(102,REAL_INT(Xmax_04));</text:p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3">
            <text:p>103</text:p>
          </table:table-cell>
          <table:table-cell/>
          <table:table-cell table:formula="of:=CONCATENATE([.A192];&quot;:=INT_REAL(eep_n_r(&quot;;[.I192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I192];&quot;,REAL_INT(&quot;;[.A192];&quot;));&quot;)" office:value-type="string" office:string-value="Res:=eep_n_w(103,REAL_INT(Xmax_05));">
            <text:p>Res:=eep_n_w(103,REAL_INT(Xmax_05));</text:p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4">
            <text:p>104</text:p>
          </table:table-cell>
          <table:table-cell/>
          <table:table-cell table:formula="of:=CONCATENATE([.A193];&quot;:=INT_REAL(eep_n_r(&quot;;[.I193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I193];&quot;,REAL_INT(&quot;;[.A193];&quot;));&quot;)" office:value-type="string" office:string-value="Res:=eep_n_w(104,REAL_INT(Xmax_06));">
            <text:p>Res:=eep_n_w(104,REAL_INT(Xmax_06));</text:p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5">
            <text:p>105</text:p>
          </table:table-cell>
          <table:table-cell/>
          <table:table-cell table:formula="of:=CONCATENATE([.A194];&quot;:=INT_REAL(eep_n_r(&quot;;[.I194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I194];&quot;,REAL_INT(&quot;;[.A194];&quot;));&quot;)" office:value-type="string" office:string-value="Res:=eep_n_w(105,REAL_INT(Xmax_07));">
            <text:p>Res:=eep_n_w(105,REAL_INT(Xmax_07));</text:p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6">
            <text:p>106</text:p>
          </table:table-cell>
          <table:table-cell/>
          <table:table-cell table:formula="of:=CONCATENATE([.A195];&quot;:=INT_REAL(eep_n_r(&quot;;[.I195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I195];&quot;,REAL_INT(&quot;;[.A195];&quot;));&quot;)" office:value-type="string" office:string-value="Res:=eep_n_w(106,REAL_INT(Xmax_08));">
            <text:p>Res:=eep_n_w(106,REAL_INT(Xmax_08));</text:p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7">
            <text:p>107</text:p>
          </table:table-cell>
          <table:table-cell/>
          <table:table-cell table:formula="of:=CONCATENATE([.A196];&quot;:=INT_REAL(eep_n_r(&quot;;[.I196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I196];&quot;,REAL_INT(&quot;;[.A196];&quot;));&quot;)" office:value-type="string" office:string-value="Res:=eep_n_w(107,REAL_INT(Xmax_09));">
            <text:p>Res:=eep_n_w(107,REAL_INT(Xmax_09));</text:p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8">
            <text:p>108</text:p>
          </table:table-cell>
          <table:table-cell/>
          <table:table-cell table:formula="of:=CONCATENATE([.A197];&quot;:=INT_REAL(eep_n_r(&quot;;[.I197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I197];&quot;,REAL_INT(&quot;;[.A197];&quot;));&quot;)" office:value-type="string" office:string-value="Res:=eep_n_w(108,REAL_INT(Xmax_10));">
            <text:p>Res:=eep_n_w(108,REAL_INT(Xmax_10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formula="of:=CONCATENATE([.A199];&quot;:=eep_b_r(&quot;;[.I199];&quot;);&quot;)" office:value-type="string" office:string-value="Rev_01:=eep_b_r(20);">
            <text:p>Rev_01:=eep_b_r(20);</text:p>
          </table:table-cell>
          <table:table-cell table:formula="of:=CONCATENATE(&quot;Res:=eep_b_w(&quot;;[.I199];&quot;,&quot;;[.A199];&quot;);&quot;)" office:value-type="string" office:string-value="Res:=eep_b_w(20,Rev_01);">
            <text:p>Res:=eep_b_w(20,Rev_01);</text:p>
          </table:table-cell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1">
            <text:p>21</text:p>
          </table:table-cell>
          <table:table-cell/>
          <table:table-cell table:formula="of:=CONCATENATE([.A200];&quot;:=eep_b_r(&quot;;[.I200];&quot;);&quot;)" office:value-type="string" office:string-value="Rev_02:=eep_b_r(21);">
            <text:p>Rev_02:=eep_b_r(21);</text:p>
          </table:table-cell>
          <table:table-cell table:formula="of:=CONCATENATE(&quot;Res:=eep_b_w(&quot;;[.I200];&quot;,&quot;;[.A200];&quot;);&quot;)" office:value-type="string" office:string-value="Res:=eep_b_w(21,Rev_02);">
            <text:p>Res:=eep_b_w(21,Rev_02);</text:p>
          </table:table-cell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2">
            <text:p>22</text:p>
          </table:table-cell>
          <table:table-cell/>
          <table:table-cell table:formula="of:=CONCATENATE([.A201];&quot;:=eep_b_r(&quot;;[.I201];&quot;);&quot;)" office:value-type="string" office:string-value="Rev_03:=eep_b_r(22);">
            <text:p>Rev_03:=eep_b_r(22);</text:p>
          </table:table-cell>
          <table:table-cell table:formula="of:=CONCATENATE(&quot;Res:=eep_b_w(&quot;;[.I201];&quot;,&quot;;[.A201];&quot;);&quot;)" office:value-type="string" office:string-value="Res:=eep_b_w(22,Rev_03);">
            <text:p>Res:=eep_b_w(22,Rev_03);</text:p>
          </table:table-cell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3">
            <text:p>23</text:p>
          </table:table-cell>
          <table:table-cell/>
          <table:table-cell table:formula="of:=CONCATENATE([.A202];&quot;:=eep_b_r(&quot;;[.I202];&quot;);&quot;)" office:value-type="string" office:string-value="Rev_04:=eep_b_r(23);">
            <text:p>Rev_04:=eep_b_r(23);</text:p>
          </table:table-cell>
          <table:table-cell table:formula="of:=CONCATENATE(&quot;Res:=eep_b_w(&quot;;[.I202];&quot;,&quot;;[.A202];&quot;);&quot;)" office:value-type="string" office:string-value="Res:=eep_b_w(23,Rev_04);">
            <text:p>Res:=eep_b_w(23,Rev_04);</text:p>
          </table:table-cell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formula="of:=CONCATENATE([.A203];&quot;:=eep_b_r(&quot;;[.I203];&quot;);&quot;)" office:value-type="string" office:string-value="Rev_05:=eep_b_r(24);">
            <text:p>Rev_05:=eep_b_r(24);</text:p>
          </table:table-cell>
          <table:table-cell table:formula="of:=CONCATENATE(&quot;Res:=eep_b_w(&quot;;[.I203];&quot;,&quot;;[.A203];&quot;);&quot;)" office:value-type="string" office:string-value="Res:=eep_b_w(24,Rev_05);">
            <text:p>Res:=eep_b_w(24,Rev_05);</text:p>
          </table:table-cell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formula="of:=CONCATENATE([.A204];&quot;:=eep_b_r(&quot;;[.I204];&quot;);&quot;)" office:value-type="string" office:string-value="Rev_06:=eep_b_r(25);">
            <text:p>Rev_06:=eep_b_r(25);</text:p>
          </table:table-cell>
          <table:table-cell table:formula="of:=CONCATENATE(&quot;Res:=eep_b_w(&quot;;[.I204];&quot;,&quot;;[.A204];&quot;);&quot;)" office:value-type="string" office:string-value="Res:=eep_b_w(25,Rev_06);">
            <text:p>Res:=eep_b_w(25,Rev_06);</text:p>
          </table:table-cell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table:formula="of:=CONCATENATE([.A205];&quot;:=eep_b_r(&quot;;[.I205];&quot;);&quot;)" office:value-type="string" office:string-value="Rev_07:=eep_b_r(26);">
            <text:p>Rev_07:=eep_b_r(26);</text:p>
          </table:table-cell>
          <table:table-cell table:formula="of:=CONCATENATE(&quot;Res:=eep_b_w(&quot;;[.I205];&quot;,&quot;;[.A205];&quot;);&quot;)" office:value-type="string" office:string-value="Res:=eep_b_w(26,Rev_07);">
            <text:p>Res:=eep_b_w(26,Rev_07);</text:p>
          </table:table-cell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7">
            <text:p>27</text:p>
          </table:table-cell>
          <table:table-cell/>
          <table:table-cell table:formula="of:=CONCATENATE([.A206];&quot;:=eep_b_r(&quot;;[.I206];&quot;);&quot;)" office:value-type="string" office:string-value="Rev_08:=eep_b_r(27);">
            <text:p>Rev_08:=eep_b_r(27);</text:p>
          </table:table-cell>
          <table:table-cell table:formula="of:=CONCATENATE(&quot;Res:=eep_b_w(&quot;;[.I206];&quot;,&quot;;[.A206];&quot;);&quot;)" office:value-type="string" office:string-value="Res:=eep_b_w(27,Rev_08);">
            <text:p>Res:=eep_b_w(27,Rev_08);</text:p>
          </table:table-cell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8">
            <text:p>28</text:p>
          </table:table-cell>
          <table:table-cell/>
          <table:table-cell table:formula="of:=CONCATENATE([.A207];&quot;:=eep_b_r(&quot;;[.I207];&quot;);&quot;)" office:value-type="string" office:string-value="Rev_09:=eep_b_r(28);">
            <text:p>Rev_09:=eep_b_r(28);</text:p>
          </table:table-cell>
          <table:table-cell table:formula="of:=CONCATENATE(&quot;Res:=eep_b_w(&quot;;[.I207];&quot;,&quot;;[.A207];&quot;);&quot;)" office:value-type="string" office:string-value="Res:=eep_b_w(28,Rev_09);">
            <text:p>Res:=eep_b_w(28,Rev_09);</text:p>
          </table:table-cell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/>
          <table:table-cell table:formula="of:=CONCATENATE([.A208];&quot;:=eep_b_r(&quot;;[.I208];&quot;);&quot;)" office:value-type="string" office:string-value="Rev_10:=eep_b_r(29);">
            <text:p>Rev_10:=eep_b_r(29);</text:p>
          </table:table-cell>
          <table:table-cell table:formula="of:=CONCATENATE(&quot;Res:=eep_b_w(&quot;;[.I208];&quot;,&quot;;[.A208];&quot;);&quot;)" office:value-type="string" office:string-value="Res:=eep_b_w(29,Rev_10);">
            <text:p>Res:=eep_b_w(29,Rev_10);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</table:table>
      <table:table table:name="plc 2" table:style-name="ta1" table:print="false"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ифузійного соку</text:p>
          </table:table-cell>
          <table:table-cell office:value-type="string">
            <text:p>%ID0.1</text:p>
          </table:table-cell>
          <table:table-cell table:number-columns-repeated="4"/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 table:number-columns-repeated="4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 table:number-columns-repeated="4"/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 table:number-columns-repeated="4"/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 table:number-columns-repeated="4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 table:number-columns-repeated="4"/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фільтрованого соку 1 сат після підігрівача</text:p>
          </table:table-cell>
          <table:table-cell office:value-type="string">
            <text:p>%ID0.7</text:p>
          </table:table-cell>
          <table:table-cell table:number-columns-repeated="4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 2 сат</text:p>
          </table:table-cell>
          <table:table-cell office:value-type="string">
            <text:p>%ID1.1</text:p>
          </table:table-cell>
          <table:table-cell table:number-columns-repeated="4"/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 table:number-columns-repeated="4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Продувок</text:p>
          </table:table-cell>
          <table:table-cell office:value-type="string">
            <text:p>%ID1.3</text:p>
          </table:table-cell>
          <table:table-cell table:number-columns-repeated="4"/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 table:number-columns-repeated="4"/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 table:number-columns-repeated="4"/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 table:number-columns-repeated="4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 table:number-columns-repeated="4"/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 table:number-columns-repeated="4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 table:number-columns-repeated="4"/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 table:number-columns-repeated="4"/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у 1 сатурації</text:p>
          </table:table-cell>
          <table:table-cell office:value-type="string">
            <text:p>%ID1.11</text:p>
          </table:table-cell>
          <table:table-cell table:number-columns-repeated="4"/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у 2 сатурації</text:p>
          </table:table-cell>
          <table:table-cell office:value-type="string">
            <text:p>%ID1.12</text:p>
          </table:table-cell>
          <table:table-cell table:number-columns-repeated="4"/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%СО2 в сат. Газі</text:p>
          </table:table-cell>
          <table:table-cell office:value-type="string">
            <text:p>%ID1.13</text:p>
          </table:table-cell>
          <table:table-cell table:number-columns-repeated="4"/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у збірнику нефільтрованого соку 1-ї сат.</text:p>
          </table:table-cell>
          <table:table-cell office:value-type="string">
            <text:p>%ID1.14</text:p>
          </table:table-cell>
          <table:table-cell table:number-columns-repeated="4"/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дефекованого соку після щвидкісн. Підігр.</text:p>
          </table:table-cell>
          <table:table-cell office:value-type="string">
            <text:p>%QD4.1</text:p>
          </table:table-cell>
          <table:table-cell table:number-columns-repeated="4"/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 table:number-columns-repeated="4"/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 table:number-columns-repeated="4"/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Витрата суспензії 2 сат</text:p>
          </table:table-cell>
          <table:table-cell office:value-type="string">
            <text:p>%QD4.4</text:p>
          </table:table-cell>
          <table:table-cell table:number-columns-repeated="4"/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тиск сатураційного газу</text:p>
          </table:table-cell>
          <table:table-cell office:value-type="string">
            <text:p>%QD5.1</text:p>
          </table:table-cell>
          <table:table-cell table:number-columns-repeated="4"/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рН соку 1 сатурації</text:p>
          </table:table-cell>
          <table:table-cell office:value-type="string">
            <text:p>%QD5.2</text:p>
          </table:table-cell>
          <table:table-cell table:number-columns-repeated="4"/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рН соку 1 сатурації</text:p>
          </table:table-cell>
          <table:table-cell office:value-type="string">
            <text:p>%QD5.3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</text:p>
          </table:table-cell>
          <table:table-cell table:number-columns-repeated="4"/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2</text:p>
          </table:table-cell>
          <table:table-cell table:number-columns-repeated="4"/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3</text:p>
          </table:table-cell>
          <table:table-cell table:number-columns-repeated="4"/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4</text:p>
          </table:table-cell>
          <table:table-cell table:number-columns-repeated="4"/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5</text:p>
          </table:table-cell>
          <table:table-cell table:number-columns-repeated="4"/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6</text:p>
          </table:table-cell>
          <table:table-cell table:number-columns-repeated="4"/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7</text:p>
          </table:table-cell>
          <table:table-cell table:number-columns-repeated="4"/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8</text:p>
          </table:table-cell>
          <table:table-cell table:number-columns-repeated="4"/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9</text:p>
          </table:table-cell>
          <table:table-cell table:number-columns-repeated="4"/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0</text:p>
          </table:table-cell>
          <table:table-cell table:number-columns-repeated="4"/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1</text:p>
          </table:table-cell>
          <table:table-cell table:number-columns-repeated="4"/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2</text:p>
          </table:table-cell>
          <table:table-cell table:number-columns-repeated="4"/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3</text:p>
          </table:table-cell>
          <table:table-cell table:number-columns-repeated="4"/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4</text:p>
          </table:table-cell>
          <table:table-cell table:number-columns-repeated="4"/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IX2.15</text:p>
          </table:table-cell>
          <table:table-cell table:number-columns-repeated="4"/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1</text:p>
          </table:table-cell>
          <table:table-cell table:number-columns-repeated="4"/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2</text:p>
          </table:table-cell>
          <table:table-cell table:number-columns-repeated="4"/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3</text:p>
          </table:table-cell>
          <table:table-cell table:number-columns-repeated="4"/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4</text:p>
          </table:table-cell>
          <table:table-cell table:number-columns-repeated="4"/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5</text:p>
          </table:table-cell>
          <table:table-cell table:number-columns-repeated="4"/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6</text:p>
          </table:table-cell>
          <table:table-cell table:number-columns-repeated="4"/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%QX3.7</text:p>
          </table:table-cell>
          <table:table-cell table:number-columns-repeated="4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CONCATENATE([.A55];&quot;:=INT_REAL(eep_n_r(&quot;;[.I55];&quot;));&quot;)" office:value-type="string" office:string-value="SP_01:=INT_REAL(eep_n_r(1));">
            <text:p>SP_01:=INT_REAL(eep_n_r(1));</text:p>
          </table:table-cell>
          <table:table-cell table:formula="of:=CONCATENATE(&quot;Res:=eep_n_w(&quot;;[.I55];&quot;,REAL_INT(&quot;;[.A55];&quot;));&quot;)" office:value-type="string" office:string-value="Res:=eep_n_w(1,REAL_INT(SP_01));">
            <text:p>Res:=eep_n_w(1,REAL_INT(SP_01));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CONCATENATE([.A56];&quot;:=INT_REAL(eep_n_r(&quot;;[.I56];&quot;));&quot;)" office:value-type="string" office:string-value="SP_02:=INT_REAL(eep_n_r(2));">
            <text:p>SP_02:=INT_REAL(eep_n_r(2));</text:p>
          </table:table-cell>
          <table:table-cell table:formula="of:=CONCATENATE(&quot;Res:=eep_n_w(&quot;;[.I56];&quot;,REAL_INT(&quot;;[.A56];&quot;));&quot;)" office:value-type="string" office:string-value="Res:=eep_n_w(2,REAL_INT(SP_02));">
            <text:p>Res:=eep_n_w(2,REAL_INT(SP_02));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CONCATENATE([.A57];&quot;:=INT_REAL(eep_n_r(&quot;;[.I57];&quot;));&quot;)" office:value-type="string" office:string-value="SP_03:=INT_REAL(eep_n_r(3));">
            <text:p>SP_03:=INT_REAL(eep_n_r(3));</text:p>
          </table:table-cell>
          <table:table-cell table:formula="of:=CONCATENATE(&quot;Res:=eep_n_w(&quot;;[.I57];&quot;,REAL_INT(&quot;;[.A57];&quot;));&quot;)" office:value-type="string" office:string-value="Res:=eep_n_w(3,REAL_INT(SP_03));">
            <text:p>Res:=eep_n_w(3,REAL_INT(SP_03));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CONCATENATE([.A58];&quot;:=INT_REAL(eep_n_r(&quot;;[.I58];&quot;));&quot;)" office:value-type="string" office:string-value="SP_04:=INT_REAL(eep_n_r(4));">
            <text:p>SP_04:=INT_REAL(eep_n_r(4));</text:p>
          </table:table-cell>
          <table:table-cell table:formula="of:=CONCATENATE(&quot;Res:=eep_n_w(&quot;;[.I58];&quot;,REAL_INT(&quot;;[.A58];&quot;));&quot;)" office:value-type="string" office:string-value="Res:=eep_n_w(4,REAL_INT(SP_04));">
            <text:p>Res:=eep_n_w(4,REAL_INT(SP_04));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CONCATENATE([.A59];&quot;:=INT_REAL(eep_n_r(&quot;;[.I59];&quot;));&quot;)" office:value-type="string" office:string-value="SP_05:=INT_REAL(eep_n_r(5));">
            <text:p>SP_05:=INT_REAL(eep_n_r(5));</text:p>
          </table:table-cell>
          <table:table-cell table:formula="of:=CONCATENATE(&quot;Res:=eep_n_w(&quot;;[.I59];&quot;,REAL_INT(&quot;;[.A59];&quot;));&quot;)" office:value-type="string" office:string-value="Res:=eep_n_w(5,REAL_INT(SP_05));">
            <text:p>Res:=eep_n_w(5,REAL_INT(SP_05));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formula="of:=CONCATENATE([.A60];&quot;:=INT_REAL(eep_n_r(&quot;;[.I60];&quot;));&quot;)" office:value-type="string" office:string-value="SP_06:=INT_REAL(eep_n_r(6));">
            <text:p>SP_06:=INT_REAL(eep_n_r(6));</text:p>
          </table:table-cell>
          <table:table-cell table:formula="of:=CONCATENATE(&quot;Res:=eep_n_w(&quot;;[.I60];&quot;,REAL_INT(&quot;;[.A60];&quot;));&quot;)" office:value-type="string" office:string-value="Res:=eep_n_w(6,REAL_INT(SP_06));">
            <text:p>Res:=eep_n_w(6,REAL_INT(SP_06));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7">
            <text:p>7</text:p>
          </table:table-cell>
          <table:table-cell/>
          <table:table-cell table:formula="of:=CONCATENATE([.A61];&quot;:=INT_REAL(eep_n_r(&quot;;[.I61];&quot;));&quot;)" office:value-type="string" office:string-value="SP_07:=INT_REAL(eep_n_r(7));">
            <text:p>SP_07:=INT_REAL(eep_n_r(7));</text:p>
          </table:table-cell>
          <table:table-cell table:formula="of:=CONCATENATE(&quot;Res:=eep_n_w(&quot;;[.I61];&quot;,REAL_INT(&quot;;[.A61];&quot;));&quot;)" office:value-type="string" office:string-value="Res:=eep_n_w(7,REAL_INT(SP_07));">
            <text:p>Res:=eep_n_w(7,REAL_INT(SP_07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CONCATENATE([.A63];&quot;:=eep_b_r(&quot;;[.I63];&quot;);&quot;)" office:value-type="string" office:string-value="AM_01:=eep_b_r(1);">
            <text:p>AM_01:=eep_b_r(1);</text:p>
          </table:table-cell>
          <table:table-cell table:formula="of:=CONCATENATE(&quot;Res:=eep_b_w(&quot;;[.I63];&quot;,&quot;;[.A63];&quot;);&quot;)" office:value-type="string" office:string-value="Res:=eep_b_w(1,AM_01);">
            <text:p>Res:=eep_b_w(1,AM_01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CONCATENATE([.A64];&quot;:=eep_b_r(&quot;;[.I64];&quot;);&quot;)" office:value-type="string" office:string-value="AM_02:=eep_b_r(2);">
            <text:p>AM_02:=eep_b_r(2);</text:p>
          </table:table-cell>
          <table:table-cell table:formula="of:=CONCATENATE(&quot;Res:=eep_b_w(&quot;;[.I64];&quot;,&quot;;[.A64];&quot;);&quot;)" office:value-type="string" office:string-value="Res:=eep_b_w(2,AM_02);">
            <text:p>Res:=eep_b_w(2,AM_02);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CONCATENATE([.A65];&quot;:=eep_b_r(&quot;;[.I65];&quot;);&quot;)" office:value-type="string" office:string-value="AM_03:=eep_b_r(3);">
            <text:p>AM_03:=eep_b_r(3);</text:p>
          </table:table-cell>
          <table:table-cell table:formula="of:=CONCATENATE(&quot;Res:=eep_b_w(&quot;;[.I65];&quot;,&quot;;[.A65];&quot;);&quot;)" office:value-type="string" office:string-value="Res:=eep_b_w(3,AM_03);">
            <text:p>Res:=eep_b_w(3,AM_03);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CONCATENATE([.A66];&quot;:=eep_b_r(&quot;;[.I66];&quot;);&quot;)" office:value-type="string" office:string-value="AM_04:=eep_b_r(4);">
            <text:p>AM_04:=eep_b_r(4);</text:p>
          </table:table-cell>
          <table:table-cell table:formula="of:=CONCATENATE(&quot;Res:=eep_b_w(&quot;;[.I66];&quot;,&quot;;[.A66];&quot;);&quot;)" office:value-type="string" office:string-value="Res:=eep_b_w(4,AM_04);">
            <text:p>Res:=eep_b_w(4,AM_04);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CONCATENATE([.A67];&quot;:=eep_b_r(&quot;;[.I67];&quot;);&quot;)" office:value-type="string" office:string-value="AM_05:=eep_b_r(5);">
            <text:p>AM_05:=eep_b_r(5);</text:p>
          </table:table-cell>
          <table:table-cell table:formula="of:=CONCATENATE(&quot;Res:=eep_b_w(&quot;;[.I67];&quot;,&quot;;[.A67];&quot;);&quot;)" office:value-type="string" office:string-value="Res:=eep_b_w(5,AM_05);">
            <text:p>Res:=eep_b_w(5,AM_05);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table:formula="of:=CONCATENATE([.A68];&quot;:=eep_b_r(&quot;;[.I68];&quot;);&quot;)" office:value-type="string" office:string-value="AM_06:=eep_b_r(6);">
            <text:p>AM_06:=eep_b_r(6);</text:p>
          </table:table-cell>
          <table:table-cell table:formula="of:=CONCATENATE(&quot;Res:=eep_b_w(&quot;;[.I68];&quot;,&quot;;[.A68];&quot;);&quot;)" office:value-type="string" office:string-value="Res:=eep_b_w(6,AM_06);">
            <text:p>Res:=eep_b_w(6,AM_06);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5"/>
          <table:table-cell office:value-type="float" office:value="7">
            <text:p>7</text:p>
          </table:table-cell>
          <table:table-cell/>
          <table:table-cell table:formula="of:=CONCATENATE([.A69];&quot;:=eep_b_r(&quot;;[.I69];&quot;);&quot;)" office:value-type="string" office:string-value="AM_07:=eep_b_r(7);">
            <text:p>AM_07:=eep_b_r(7);</text:p>
          </table:table-cell>
          <table:table-cell table:formula="of:=CONCATENATE(&quot;Res:=eep_b_w(&quot;;[.I69];&quot;,&quot;;[.A69];&quot;);&quot;)" office:value-type="string" office:string-value="Res:=eep_b_w(7,AM_07);">
            <text:p>Res:=eep_b_w(7,AM_07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71];&quot;:=INT_REAL(eep_n_r(&quot;;[.I71];&quot;));&quot;)" office:value-type="string" office:string-value="Kpr_01:=INT_REAL(eep_n_r(8));">
            <text:p>Kpr_01:=INT_REAL(eep_n_r(8));</text:p>
          </table:table-cell>
          <table:table-cell table:formula="of:=CONCATENATE(&quot;Res:=eep_n_w(&quot;;[.I71];&quot;,REAL_INT(&quot;;[.A71];&quot;));&quot;)" office:value-type="string" office:string-value="Res:=eep_n_w(8,REAL_INT(Kpr_01));">
            <text:p>Res:=eep_n_w(8,REAL_INT(Kpr_01))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72];&quot;:=INT_REAL(eep_n_r(&quot;;[.I72];&quot;));&quot;)" office:value-type="string" office:string-value="Kpr_02:=INT_REAL(eep_n_r(9));">
            <text:p>Kpr_02:=INT_REAL(eep_n_r(9));</text:p>
          </table:table-cell>
          <table:table-cell table:formula="of:=CONCATENATE(&quot;Res:=eep_n_w(&quot;;[.I72];&quot;,REAL_INT(&quot;;[.A72];&quot;));&quot;)" office:value-type="string" office:string-value="Res:=eep_n_w(9,REAL_INT(Kpr_02));">
            <text:p>Res:=eep_n_w(9,REAL_INT(Kpr_02));</text:p>
          </table:table-cell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73];&quot;:=INT_REAL(eep_n_r(&quot;;[.I73];&quot;));&quot;)" office:value-type="string" office:string-value="Kpr_03:=INT_REAL(eep_n_r(10));">
            <text:p>Kpr_03:=INT_REAL(eep_n_r(10));</text:p>
          </table:table-cell>
          <table:table-cell table:formula="of:=CONCATENATE(&quot;Res:=eep_n_w(&quot;;[.I73];&quot;,REAL_INT(&quot;;[.A73];&quot;));&quot;)" office:value-type="string" office:string-value="Res:=eep_n_w(10,REAL_INT(Kpr_03));">
            <text:p>Res:=eep_n_w(10,REAL_INT(Kpr_03));</text:p>
          </table:table-cell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4];&quot;:=INT_REAL(eep_n_r(&quot;;[.I74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4];&quot;,REAL_INT(&quot;;[.A74];&quot;));&quot;)" office:value-type="string" office:string-value="Res:=eep_n_w(11,REAL_INT(Kpr_04));">
            <text:p>Res:=eep_n_w(11,REAL_INT(Kpr_04));</text:p>
          </table:table-cell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5];&quot;:=INT_REAL(eep_n_r(&quot;;[.I75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5];&quot;,REAL_INT(&quot;;[.A75];&quot;));&quot;)" office:value-type="string" office:string-value="Res:=eep_n_w(12,REAL_INT(Kpr_05));">
            <text:p>Res:=eep_n_w(12,REAL_INT(Kpr_05));</text:p>
          </table:table-cell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6];&quot;:=INT_REAL(eep_n_r(&quot;;[.I76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6];&quot;,REAL_INT(&quot;;[.A76];&quot;));&quot;)" office:value-type="string" office:string-value="Res:=eep_n_w(13,REAL_INT(Kpr_06));">
            <text:p>Res:=eep_n_w(13,REAL_INT(Kpr_06));</text:p>
          </table:table-cell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formula="of:=CONCATENATE([.A77];&quot;:=INT_REAL(eep_n_r(&quot;;[.I77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7];&quot;,REAL_INT(&quot;;[.A77];&quot;));&quot;)" office:value-type="string" office:string-value="Res:=eep_n_w(14,REAL_INT(Kpr_07));">
            <text:p>Res:=eep_n_w(14,REAL_INT(Kpr_07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8];&quot;:=INT_REAL(eep_n_r(&quot;;[.I78];&quot;));&quot;)" office:value-type="string" office:string-value="Ti_01:=INT_REAL(eep_n_r(15));">
            <text:p>Ti_01:=INT_REAL(eep_n_r(15));</text:p>
          </table:table-cell>
          <table:table-cell table:formula="of:=CONCATENATE(&quot;Res:=eep_n_w(&quot;;[.I78];&quot;,REAL_INT(&quot;;[.A78];&quot;));&quot;)" office:value-type="string" office:string-value="Res:=eep_n_w(15,REAL_INT(Ti_01));">
            <text:p>Res:=eep_n_w(15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9];&quot;:=INT_REAL(eep_n_r(&quot;;[.I79];&quot;));&quot;)" office:value-type="string" office:string-value="Ti_02:=INT_REAL(eep_n_r(16));">
            <text:p>Ti_02:=INT_REAL(eep_n_r(16));</text:p>
          </table:table-cell>
          <table:table-cell table:formula="of:=CONCATENATE(&quot;Res:=eep_n_w(&quot;;[.I79];&quot;,REAL_INT(&quot;;[.A79];&quot;));&quot;)" office:value-type="string" office:string-value="Res:=eep_n_w(16,REAL_INT(Ti_02));">
            <text:p>Res:=eep_n_w(16,REAL_INT(Ti_02));</text:p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80];&quot;:=INT_REAL(eep_n_r(&quot;;[.I80];&quot;));&quot;)" office:value-type="string" office:string-value="Ti_03:=INT_REAL(eep_n_r(17));">
            <text:p>Ti_03:=INT_REAL(eep_n_r(17));</text:p>
          </table:table-cell>
          <table:table-cell table:formula="of:=CONCATENATE(&quot;Res:=eep_n_w(&quot;;[.I80];&quot;,REAL_INT(&quot;;[.A80];&quot;));&quot;)" office:value-type="string" office:string-value="Res:=eep_n_w(17,REAL_INT(Ti_03));">
            <text:p>Res:=eep_n_w(17,REAL_INT(Ti_03));</text:p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81];&quot;:=INT_REAL(eep_n_r(&quot;;[.I81];&quot;));&quot;)" office:value-type="string" office:string-value="Ti_04:=INT_REAL(eep_n_r(18));">
            <text:p>Ti_04:=INT_REAL(eep_n_r(18));</text:p>
          </table:table-cell>
          <table:table-cell table:formula="of:=CONCATENATE(&quot;Res:=eep_n_w(&quot;;[.I81];&quot;,REAL_INT(&quot;;[.A81];&quot;));&quot;)" office:value-type="string" office:string-value="Res:=eep_n_w(18,REAL_INT(Ti_04));">
            <text:p>Res:=eep_n_w(18,REAL_INT(Ti_04));</text:p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82];&quot;:=INT_REAL(eep_n_r(&quot;;[.I82];&quot;));&quot;)" office:value-type="string" office:string-value="Ti_05:=INT_REAL(eep_n_r(19));">
            <text:p>Ti_05:=INT_REAL(eep_n_r(19));</text:p>
          </table:table-cell>
          <table:table-cell table:formula="of:=CONCATENATE(&quot;Res:=eep_n_w(&quot;;[.I82];&quot;,REAL_INT(&quot;;[.A82];&quot;));&quot;)" office:value-type="string" office:string-value="Res:=eep_n_w(19,REAL_INT(Ti_05));">
            <text:p>Res:=eep_n_w(19,REAL_INT(Ti_05));</text:p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83];&quot;:=INT_REAL(eep_n_r(&quot;;[.I83];&quot;));&quot;)" office:value-type="string" office:string-value="Ti_06:=INT_REAL(eep_n_r(20));">
            <text:p>Ti_06:=INT_REAL(eep_n_r(20));</text:p>
          </table:table-cell>
          <table:table-cell table:formula="of:=CONCATENATE(&quot;Res:=eep_n_w(&quot;;[.I83];&quot;,REAL_INT(&quot;;[.A83];&quot;));&quot;)" office:value-type="string" office:string-value="Res:=eep_n_w(20,REAL_INT(Ti_06));">
            <text:p>Res:=eep_n_w(20,REAL_INT(Ti_06));</text:p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21">
            <text:p>21</text:p>
          </table:table-cell>
          <table:table-cell/>
          <table:table-cell table:formula="of:=CONCATENATE([.A84];&quot;:=INT_REAL(eep_n_r(&quot;;[.I84];&quot;));&quot;)" office:value-type="string" office:string-value="Ti_07:=INT_REAL(eep_n_r(21));">
            <text:p>Ti_07:=INT_REAL(eep_n_r(21));</text:p>
          </table:table-cell>
          <table:table-cell table:formula="of:=CONCATENATE(&quot;Res:=eep_n_w(&quot;;[.I84];&quot;,REAL_INT(&quot;;[.A84];&quot;));&quot;)" office:value-type="string" office:string-value="Res:=eep_n_w(21,REAL_INT(Ti_07));">
            <text:p>Res:=eep_n_w(21,REAL_INT(Ti_07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5];&quot;:=INT_REAL(eep_n_r(&quot;;[.I85];&quot;));&quot;)" office:value-type="string" office:string-value="Td_01:=INT_REAL(eep_n_r(22));">
            <text:p>Td_01:=INT_REAL(eep_n_r(22));</text:p>
          </table:table-cell>
          <table:table-cell table:formula="of:=CONCATENATE(&quot;Res:=eep_n_w(&quot;;[.I85];&quot;,REAL_INT(&quot;;[.A85];&quot;));&quot;)" office:value-type="string" office:string-value="Res:=eep_n_w(22,REAL_INT(Td_01));">
            <text:p>Res:=eep_n_w(22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6];&quot;:=INT_REAL(eep_n_r(&quot;;[.I86];&quot;));&quot;)" office:value-type="string" office:string-value="Td_02:=INT_REAL(eep_n_r(23));">
            <text:p>Td_02:=INT_REAL(eep_n_r(23));</text:p>
          </table:table-cell>
          <table:table-cell table:formula="of:=CONCATENATE(&quot;Res:=eep_n_w(&quot;;[.I86];&quot;,REAL_INT(&quot;;[.A86];&quot;));&quot;)" office:value-type="string" office:string-value="Res:=eep_n_w(23,REAL_INT(Td_02));">
            <text:p>Res:=eep_n_w(23,REAL_INT(Td_02));</text:p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7];&quot;:=INT_REAL(eep_n_r(&quot;;[.I87];&quot;));&quot;)" office:value-type="string" office:string-value="Td_03:=INT_REAL(eep_n_r(24));">
            <text:p>Td_03:=INT_REAL(eep_n_r(24));</text:p>
          </table:table-cell>
          <table:table-cell table:formula="of:=CONCATENATE(&quot;Res:=eep_n_w(&quot;;[.I87];&quot;,REAL_INT(&quot;;[.A87];&quot;));&quot;)" office:value-type="string" office:string-value="Res:=eep_n_w(24,REAL_INT(Td_03));">
            <text:p>Res:=eep_n_w(24,REAL_INT(Td_03));</text:p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8];&quot;:=INT_REAL(eep_n_r(&quot;;[.I88];&quot;));&quot;)" office:value-type="string" office:string-value="Td_04:=INT_REAL(eep_n_r(25));">
            <text:p>Td_04:=INT_REAL(eep_n_r(25));</text:p>
          </table:table-cell>
          <table:table-cell table:formula="of:=CONCATENATE(&quot;Res:=eep_n_w(&quot;;[.I88];&quot;,REAL_INT(&quot;;[.A88];&quot;));&quot;)" office:value-type="string" office:string-value="Res:=eep_n_w(25,REAL_INT(Td_04));">
            <text:p>Res:=eep_n_w(25,REAL_INT(Td_04));</text:p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9];&quot;:=INT_REAL(eep_n_r(&quot;;[.I89];&quot;));&quot;)" office:value-type="string" office:string-value="Td_05:=INT_REAL(eep_n_r(26));">
            <text:p>Td_05:=INT_REAL(eep_n_r(26));</text:p>
          </table:table-cell>
          <table:table-cell table:formula="of:=CONCATENATE(&quot;Res:=eep_n_w(&quot;;[.I89];&quot;,REAL_INT(&quot;;[.A89];&quot;));&quot;)" office:value-type="string" office:string-value="Res:=eep_n_w(26,REAL_INT(Td_05));">
            <text:p>Res:=eep_n_w(26,REAL_INT(Td_05));</text:p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90];&quot;:=INT_REAL(eep_n_r(&quot;;[.I90];&quot;));&quot;)" office:value-type="string" office:string-value="Td_06:=INT_REAL(eep_n_r(27));">
            <text:p>Td_06:=INT_REAL(eep_n_r(27));</text:p>
          </table:table-cell>
          <table:table-cell table:formula="of:=CONCATENATE(&quot;Res:=eep_n_w(&quot;;[.I90];&quot;,REAL_INT(&quot;;[.A90];&quot;));&quot;)" office:value-type="string" office:string-value="Res:=eep_n_w(27,REAL_INT(Td_06));">
            <text:p>Res:=eep_n_w(27,REAL_INT(Td_06));</text:p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28">
            <text:p>28</text:p>
          </table:table-cell>
          <table:table-cell/>
          <table:table-cell table:formula="of:=CONCATENATE([.A91];&quot;:=INT_REAL(eep_n_r(&quot;;[.I91];&quot;));&quot;)" office:value-type="string" office:string-value="Td_07:=INT_REAL(eep_n_r(28));">
            <text:p>Td_07:=INT_REAL(eep_n_r(28));</text:p>
          </table:table-cell>
          <table:table-cell table:formula="of:=CONCATENATE(&quot;Res:=eep_n_w(&quot;;[.I91];&quot;,REAL_INT(&quot;;[.A91];&quot;));&quot;)" office:value-type="string" office:string-value="Res:=eep_n_w(28,REAL_INT(Td_07));">
            <text:p>Res:=eep_n_w(28,REAL_INT(Td_07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92];&quot;:=eep_n_r(&quot;;[.I92];&quot;);&quot;)" office:value-type="string" office:string-value="Kf_01:=eep_n_r(29);">
            <text:p>Kf_01:=eep_n_r(29);</text:p>
          </table:table-cell>
          <table:table-cell table:formula="of:=CONCATENATE(&quot;Res:=eep_n_w(&quot;;[.I92];&quot;,&quot;;[.A92];&quot;);&quot;)" office:value-type="string" office:string-value="Res:=eep_n_w(29,Kf_01);">
            <text:p>Res:=eep_n_w(29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93];&quot;:=eep_n_r(&quot;;[.I93];&quot;);&quot;)" office:value-type="string" office:string-value="Kf_02:=eep_n_r(30);">
            <text:p>Kf_02:=eep_n_r(30);</text:p>
          </table:table-cell>
          <table:table-cell table:formula="of:=CONCATENATE(&quot;Res:=eep_n_w(&quot;;[.I93];&quot;,&quot;;[.A93];&quot;);&quot;)" office:value-type="string" office:string-value="Res:=eep_n_w(30,Kf_02);">
            <text:p>Res:=eep_n_w(30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4];&quot;:=eep_n_r(&quot;;[.I94];&quot;);&quot;)" office:value-type="string" office:string-value="Kf_03:=eep_n_r(31);">
            <text:p>Kf_03:=eep_n_r(31);</text:p>
          </table:table-cell>
          <table:table-cell table:formula="of:=CONCATENATE(&quot;Res:=eep_n_w(&quot;;[.I94];&quot;,&quot;;[.A94];&quot;);&quot;)" office:value-type="string" office:string-value="Res:=eep_n_w(31,Kf_03);">
            <text:p>Res:=eep_n_w(31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5];&quot;:=eep_n_r(&quot;;[.I95];&quot;);&quot;)" office:value-type="string" office:string-value="Kf_04:=eep_n_r(32);">
            <text:p>Kf_04:=eep_n_r(32);</text:p>
          </table:table-cell>
          <table:table-cell table:formula="of:=CONCATENATE(&quot;Res:=eep_n_w(&quot;;[.I95];&quot;,&quot;;[.A95];&quot;);&quot;)" office:value-type="string" office:string-value="Res:=eep_n_w(32,Kf_04);">
            <text:p>Res:=eep_n_w(32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6];&quot;:=eep_n_r(&quot;;[.I96];&quot;);&quot;)" office:value-type="string" office:string-value="Kf_05:=eep_n_r(33);">
            <text:p>Kf_05:=eep_n_r(33);</text:p>
          </table:table-cell>
          <table:table-cell table:formula="of:=CONCATENATE(&quot;Res:=eep_n_w(&quot;;[.I96];&quot;,&quot;;[.A96];&quot;);&quot;)" office:value-type="string" office:string-value="Res:=eep_n_w(33,Kf_05);">
            <text:p>Res:=eep_n_w(33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7];&quot;:=eep_n_r(&quot;;[.I97];&quot;);&quot;)" office:value-type="string" office:string-value="Kf_06:=eep_n_r(34);">
            <text:p>Kf_06:=eep_n_r(34);</text:p>
          </table:table-cell>
          <table:table-cell table:formula="of:=CONCATENATE(&quot;Res:=eep_n_w(&quot;;[.I97];&quot;,&quot;;[.A97];&quot;);&quot;)" office:value-type="string" office:string-value="Res:=eep_n_w(34,Kf_06);">
            <text:p>Res:=eep_n_w(34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8];&quot;:=eep_n_r(&quot;;[.I98];&quot;);&quot;)" office:value-type="string" office:string-value="Kf_07:=eep_n_r(35);">
            <text:p>Kf_07:=eep_n_r(35);</text:p>
          </table:table-cell>
          <table:table-cell table:formula="of:=CONCATENATE(&quot;Res:=eep_n_w(&quot;;[.I98];&quot;,&quot;;[.A98];&quot;);&quot;)" office:value-type="string" office:string-value="Res:=eep_n_w(35,Kf_07);">
            <text:p>Res:=eep_n_w(35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9];&quot;:=eep_n_r(&quot;;[.I99];&quot;);&quot;)" office:value-type="string" office:string-value="Kf_08:=eep_n_r(36);">
            <text:p>Kf_08:=eep_n_r(36);</text:p>
          </table:table-cell>
          <table:table-cell table:formula="of:=CONCATENATE(&quot;Res:=eep_n_w(&quot;;[.I99];&quot;,&quot;;[.A99];&quot;);&quot;)" office:value-type="string" office:string-value="Res:=eep_n_w(36,Kf_08);">
            <text:p>Res:=eep_n_w(36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100];&quot;:=eep_n_r(&quot;;[.I100];&quot;);&quot;)" office:value-type="string" office:string-value="Kf_09:=eep_n_r(37);">
            <text:p>Kf_09:=eep_n_r(37);</text:p>
          </table:table-cell>
          <table:table-cell table:formula="of:=CONCATENATE(&quot;Res:=eep_n_w(&quot;;[.I100];&quot;,&quot;;[.A100];&quot;);&quot;)" office:value-type="string" office:string-value="Res:=eep_n_w(37,Kf_09);">
            <text:p>Res:=eep_n_w(37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101];&quot;:=eep_n_r(&quot;;[.I101];&quot;);&quot;)" office:value-type="string" office:string-value="Kf_10:=eep_n_r(38);">
            <text:p>Kf_10:=eep_n_r(38);</text:p>
          </table:table-cell>
          <table:table-cell table:formula="of:=CONCATENATE(&quot;Res:=eep_n_w(&quot;;[.I101];&quot;,&quot;;[.A101];&quot;);&quot;)" office:value-type="string" office:string-value="Res:=eep_n_w(38,Kf_10);">
            <text:p>Res:=eep_n_w(38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102];&quot;:=eep_n_r(&quot;;[.I102];&quot;);&quot;)" office:value-type="string" office:string-value="Kf_11:=eep_n_r(39);">
            <text:p>Kf_11:=eep_n_r(39);</text:p>
          </table:table-cell>
          <table:table-cell table:formula="of:=CONCATENATE(&quot;Res:=eep_n_w(&quot;;[.I102];&quot;,&quot;;[.A102];&quot;);&quot;)" office:value-type="string" office:string-value="Res:=eep_n_w(39,Kf_11);">
            <text:p>Res:=eep_n_w(39,Kf_11);</text:p>
          </table:table-cell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103];&quot;:=eep_n_r(&quot;;[.I103];&quot;);&quot;)" office:value-type="string" office:string-value="Kf_12:=eep_n_r(40);">
            <text:p>Kf_12:=eep_n_r(40);</text:p>
          </table:table-cell>
          <table:table-cell table:formula="of:=CONCATENATE(&quot;Res:=eep_n_w(&quot;;[.I103];&quot;,&quot;;[.A103];&quot;);&quot;)" office:value-type="string" office:string-value="Res:=eep_n_w(40,Kf_12);">
            <text:p>Res:=eep_n_w(40,Kf_12);</text:p>
          </table:table-cell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4];&quot;:=eep_n_r(&quot;;[.I104];&quot;);&quot;)" office:value-type="string" office:string-value="Kf_13:=eep_n_r(41);">
            <text:p>Kf_13:=eep_n_r(41);</text:p>
          </table:table-cell>
          <table:table-cell table:formula="of:=CONCATENATE(&quot;Res:=eep_n_w(&quot;;[.I104];&quot;,&quot;;[.A104];&quot;);&quot;)" office:value-type="string" office:string-value="Res:=eep_n_w(41,Kf_13);">
            <text:p>Res:=eep_n_w(41,Kf_13);</text:p>
          </table:table-cell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5];&quot;:=eep_n_r(&quot;;[.I105];&quot;);&quot;)" office:value-type="string" office:string-value="Kf_14:=eep_n_r(42);">
            <text:p>Kf_14:=eep_n_r(42);</text:p>
          </table:table-cell>
          <table:table-cell table:formula="of:=CONCATENATE(&quot;Res:=eep_n_w(&quot;;[.I105];&quot;,&quot;;[.A105];&quot;);&quot;)" office:value-type="string" office:string-value="Res:=eep_n_w(42,Kf_14);">
            <text:p>Res:=eep_n_w(42,Kf_14);</text:p>
          </table:table-cell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6];&quot;:=eep_n_r(&quot;;[.I106];&quot;);&quot;)" office:value-type="string" office:string-value="Kf_15:=eep_n_r(43);">
            <text:p>Kf_15:=eep_n_r(43);</text:p>
          </table:table-cell>
          <table:table-cell table:formula="of:=CONCATENATE(&quot;Res:=eep_n_w(&quot;;[.I106];&quot;,&quot;;[.A106];&quot;);&quot;)" office:value-type="string" office:string-value="Res:=eep_n_w(43,Kf_15);">
            <text:p>Res:=eep_n_w(43,Kf_15);</text:p>
          </table:table-cell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7];&quot;:=eep_n_r(&quot;;[.I107];&quot;);&quot;)" office:value-type="string" office:string-value="Kf_16:=eep_n_r(44);">
            <text:p>Kf_16:=eep_n_r(44);</text:p>
          </table:table-cell>
          <table:table-cell table:formula="of:=CONCATENATE(&quot;Res:=eep_n_w(&quot;;[.I107];&quot;,&quot;;[.A107];&quot;);&quot;)" office:value-type="string" office:string-value="Res:=eep_n_w(44,Kf_16);">
            <text:p>Res:=eep_n_w(44,Kf_16);</text:p>
          </table:table-cell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8];&quot;:=eep_n_r(&quot;;[.I108];&quot;);&quot;)" office:value-type="string" office:string-value="Kf_17:=eep_n_r(45);">
            <text:p>Kf_17:=eep_n_r(45);</text:p>
          </table:table-cell>
          <table:table-cell table:formula="of:=CONCATENATE(&quot;Res:=eep_n_w(&quot;;[.I108];&quot;,&quot;;[.A108];&quot;);&quot;)" office:value-type="string" office:string-value="Res:=eep_n_w(45,Kf_17);">
            <text:p>Res:=eep_n_w(45,Kf_17);</text:p>
          </table:table-cell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9];&quot;:=eep_n_r(&quot;;[.I109];&quot;);&quot;)" office:value-type="string" office:string-value="Kf_18:=eep_n_r(46);">
            <text:p>Kf_18:=eep_n_r(46);</text:p>
          </table:table-cell>
          <table:table-cell table:formula="of:=CONCATENATE(&quot;Res:=eep_n_w(&quot;;[.I109];&quot;,&quot;;[.A109];&quot;);&quot;)" office:value-type="string" office:string-value="Res:=eep_n_w(46,Kf_18);">
            <text:p>Res:=eep_n_w(46,Kf_18);</text:p>
          </table:table-cell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10];&quot;:=eep_n_r(&quot;;[.I110];&quot;);&quot;)" office:value-type="string" office:string-value="Kf_19:=eep_n_r(47);">
            <text:p>Kf_19:=eep_n_r(47);</text:p>
          </table:table-cell>
          <table:table-cell table:formula="of:=CONCATENATE(&quot;Res:=eep_n_w(&quot;;[.I110];&quot;,&quot;;[.A110];&quot;);&quot;)" office:value-type="string" office:string-value="Res:=eep_n_w(47,Kf_19);">
            <text:p>Res:=eep_n_w(47,Kf_19);</text:p>
          </table:table-cell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11];&quot;:=eep_n_r(&quot;;[.I111];&quot;);&quot;)" office:value-type="string" office:string-value="Kf_20:=eep_n_r(48);">
            <text:p>Kf_20:=eep_n_r(48);</text:p>
          </table:table-cell>
          <table:table-cell table:formula="of:=CONCATENATE(&quot;Res:=eep_n_w(&quot;;[.I111];&quot;,&quot;;[.A111];&quot;);&quot;)" office:value-type="string" office:string-value="Res:=eep_n_w(48,Kf_20);">
            <text:p>Res:=eep_n_w(48,Kf_20);</text:p>
          </table:table-cell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table:formula="of:=CONCATENATE([.A112];&quot;:=eep_n_r(&quot;;[.I112];&quot;);&quot;)" office:value-type="string" office:string-value="Kf_21:=eep_n_r(49);">
            <text:p>Kf_21:=eep_n_r(49);</text:p>
          </table:table-cell>
          <table:table-cell table:formula="of:=CONCATENATE(&quot;Res:=eep_n_w(&quot;;[.I112];&quot;,&quot;;[.A112];&quot;);&quot;)" office:value-type="string" office:string-value="Res:=eep_n_w(49,Kf_21);">
            <text:p>Res:=eep_n_w(49,Kf_21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14];&quot;:=eep_b_r(&quot;;[.I114];&quot;);&quot;)" office:value-type="string" office:string-value="en_p_01:=eep_b_r(8);">
            <text:p>en_p_01:=eep_b_r(8);</text:p>
          </table:table-cell>
          <table:table-cell table:formula="of:=CONCATENATE(&quot;Res:=eep_b_w(&quot;;[.I114];&quot;,&quot;;[.A114];&quot;);&quot;)" office:value-type="string" office:string-value="Res:=eep_b_w(8,en_p_01);">
            <text:p>Res:=eep_b_w(8,en_p_01);</text:p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5];&quot;:=eep_b_r(&quot;;[.I115];&quot;);&quot;)" office:value-type="string" office:string-value="en_p_02:=eep_b_r(9);">
            <text:p>en_p_02:=eep_b_r(9);</text:p>
          </table:table-cell>
          <table:table-cell table:formula="of:=CONCATENATE(&quot;Res:=eep_b_w(&quot;;[.I115];&quot;,&quot;;[.A115];&quot;);&quot;)" office:value-type="string" office:string-value="Res:=eep_b_w(9,en_p_02);">
            <text:p>Res:=eep_b_w(9,en_p_02);</text:p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6];&quot;:=eep_b_r(&quot;;[.I116];&quot;);&quot;)" office:value-type="string" office:string-value="en_p_03:=eep_b_r(10);">
            <text:p>en_p_03:=eep_b_r(10);</text:p>
          </table:table-cell>
          <table:table-cell table:formula="of:=CONCATENATE(&quot;Res:=eep_b_w(&quot;;[.I116];&quot;,&quot;;[.A116];&quot;);&quot;)" office:value-type="string" office:string-value="Res:=eep_b_w(10,en_p_03);">
            <text:p>Res:=eep_b_w(10,en_p_03);</text:p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7];&quot;:=eep_b_r(&quot;;[.I117];&quot;);&quot;)" office:value-type="string" office:string-value="en_p_04:=eep_b_r(11);">
            <text:p>en_p_04:=eep_b_r(11);</text:p>
          </table:table-cell>
          <table:table-cell table:formula="of:=CONCATENATE(&quot;Res:=eep_b_w(&quot;;[.I117];&quot;,&quot;;[.A117];&quot;);&quot;)" office:value-type="string" office:string-value="Res:=eep_b_w(11,en_p_04);">
            <text:p>Res:=eep_b_w(11,en_p_04);</text:p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8];&quot;:=eep_b_r(&quot;;[.I118];&quot;);&quot;)" office:value-type="string" office:string-value="en_p_05:=eep_b_r(12);">
            <text:p>en_p_05:=eep_b_r(12);</text:p>
          </table:table-cell>
          <table:table-cell table:formula="of:=CONCATENATE(&quot;Res:=eep_b_w(&quot;;[.I118];&quot;,&quot;;[.A118];&quot;);&quot;)" office:value-type="string" office:string-value="Res:=eep_b_w(12,en_p_05);">
            <text:p>Res:=eep_b_w(12,en_p_05);</text:p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9];&quot;:=eep_b_r(&quot;;[.I119];&quot;);&quot;)" office:value-type="string" office:string-value="en_p_06:=eep_b_r(13);">
            <text:p>en_p_06:=eep_b_r(13);</text:p>
          </table:table-cell>
          <table:table-cell table:formula="of:=CONCATENATE(&quot;Res:=eep_b_w(&quot;;[.I119];&quot;,&quot;;[.A119];&quot;);&quot;)" office:value-type="string" office:string-value="Res:=eep_b_w(13,en_p_06);">
            <text:p>Res:=eep_b_w(13,en_p_06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21];&quot;:=eep_n_r(&quot;;[.I121];&quot;);&quot;)" office:value-type="string" office:string-value="kr_p_01:=eep_n_r(50);">
            <text:p>kr_p_01:=eep_n_r(50);</text:p>
          </table:table-cell>
          <table:table-cell table:formula="of:=CONCATENATE(&quot;Res:=eep_n_w(&quot;;[.I121];&quot;,&quot;;[.A121];&quot;);&quot;)" office:value-type="string" office:string-value="Res:=eep_n_w(50,kr_p_01);">
            <text:p>Res:=eep_n_w(50,kr_p_01);</text:p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22];&quot;:=eep_n_r(&quot;;[.I122];&quot;);&quot;)" office:value-type="string" office:string-value="kr_p_02:=eep_n_r(51);">
            <text:p>kr_p_02:=eep_n_r(51);</text:p>
          </table:table-cell>
          <table:table-cell table:formula="of:=CONCATENATE(&quot;Res:=eep_n_w(&quot;;[.I122];&quot;,&quot;;[.A122];&quot;);&quot;)" office:value-type="string" office:string-value="Res:=eep_n_w(51,kr_p_02);">
            <text:p>Res:=eep_n_w(51,kr_p_02);</text:p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23];&quot;:=eep_n_r(&quot;;[.I123];&quot;);&quot;)" office:value-type="string" office:string-value="kr_p_03:=eep_n_r(52);">
            <text:p>kr_p_03:=eep_n_r(52);</text:p>
          </table:table-cell>
          <table:table-cell table:formula="of:=CONCATENATE(&quot;Res:=eep_n_w(&quot;;[.I123];&quot;,&quot;;[.A123];&quot;);&quot;)" office:value-type="string" office:string-value="Res:=eep_n_w(52,kr_p_03);">
            <text:p>Res:=eep_n_w(52,kr_p_03);</text:p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24];&quot;:=eep_n_r(&quot;;[.I124];&quot;);&quot;)" office:value-type="string" office:string-value="kr_p_04:=eep_n_r(53);">
            <text:p>kr_p_04:=eep_n_r(53);</text:p>
          </table:table-cell>
          <table:table-cell table:formula="of:=CONCATENATE(&quot;Res:=eep_n_w(&quot;;[.I124];&quot;,&quot;;[.A124];&quot;);&quot;)" office:value-type="string" office:string-value="Res:=eep_n_w(53,kr_p_04);">
            <text:p>Res:=eep_n_w(53,kr_p_04);</text:p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25];&quot;:=eep_n_r(&quot;;[.I125];&quot;);&quot;)" office:value-type="string" office:string-value="kr_p_05:=eep_n_r(54);">
            <text:p>kr_p_05:=eep_n_r(54);</text:p>
          </table:table-cell>
          <table:table-cell table:formula="of:=CONCATENATE(&quot;Res:=eep_n_w(&quot;;[.I125];&quot;,&quot;;[.A125];&quot;);&quot;)" office:value-type="string" office:string-value="Res:=eep_n_w(54,kr_p_05);">
            <text:p>Res:=eep_n_w(54,kr_p_05);</text:p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6];&quot;:=eep_n_r(&quot;;[.I126];&quot;);&quot;)" office:value-type="string" office:string-value="kr_p_06:=eep_n_r(55);">
            <text:p>kr_p_06:=eep_n_r(55);</text:p>
          </table:table-cell>
          <table:table-cell table:formula="of:=CONCATENATE(&quot;Res:=eep_n_w(&quot;;[.I126];&quot;,&quot;;[.A126];&quot;);&quot;)" office:value-type="string" office:string-value="Res:=eep_n_w(55,kr_p_06);">
            <text:p>Res:=eep_n_w(55,kr_p_06);</text:p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7];&quot;:=eep_n_r(&quot;;[.I127];&quot;);&quot;)" office:value-type="string" office:string-value="Tp_zd_01:=eep_n_r(56);">
            <text:p>Tp_zd_01:=eep_n_r(56);</text:p>
          </table:table-cell>
          <table:table-cell table:formula="of:=CONCATENATE(&quot;Res:=eep_n_w(&quot;;[.I127];&quot;,&quot;;[.A127];&quot;);&quot;)" office:value-type="string" office:string-value="Res:=eep_n_w(56,Tp_zd_01);">
            <text:p>Res:=eep_n_w(56,Tp_zd_01);</text:p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8];&quot;:=eep_n_r(&quot;;[.I128];&quot;);&quot;)" office:value-type="string" office:string-value="Tp_zd_02:=eep_n_r(57);">
            <text:p>Tp_zd_02:=eep_n_r(57);</text:p>
          </table:table-cell>
          <table:table-cell table:formula="of:=CONCATENATE(&quot;Res:=eep_n_w(&quot;;[.I128];&quot;,&quot;;[.A128];&quot;);&quot;)" office:value-type="string" office:string-value="Res:=eep_n_w(57,Tp_zd_02);">
            <text:p>Res:=eep_n_w(57,Tp_zd_02);</text:p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9];&quot;:=eep_n_r(&quot;;[.I129];&quot;);&quot;)" office:value-type="string" office:string-value="Tp_zd_03:=eep_n_r(58);">
            <text:p>Tp_zd_03:=eep_n_r(58);</text:p>
          </table:table-cell>
          <table:table-cell table:formula="of:=CONCATENATE(&quot;Res:=eep_n_w(&quot;;[.I129];&quot;,&quot;;[.A129];&quot;);&quot;)" office:value-type="string" office:string-value="Res:=eep_n_w(58,Tp_zd_03);">
            <text:p>Res:=eep_n_w(58,Tp_zd_03);</text:p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30];&quot;:=eep_n_r(&quot;;[.I130];&quot;);&quot;)" office:value-type="string" office:string-value="Tp_zd_04:=eep_n_r(59);">
            <text:p>Tp_zd_04:=eep_n_r(59);</text:p>
          </table:table-cell>
          <table:table-cell table:formula="of:=CONCATENATE(&quot;Res:=eep_n_w(&quot;;[.I130];&quot;,&quot;;[.A130];&quot;);&quot;)" office:value-type="string" office:string-value="Res:=eep_n_w(59,Tp_zd_04);">
            <text:p>Res:=eep_n_w(59,Tp_zd_04);</text:p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31];&quot;:=eep_n_r(&quot;;[.I131];&quot;);&quot;)" office:value-type="string" office:string-value="Tp_zd_05:=eep_n_r(60);">
            <text:p>Tp_zd_05:=eep_n_r(60);</text:p>
          </table:table-cell>
          <table:table-cell table:formula="of:=CONCATENATE(&quot;Res:=eep_n_w(&quot;;[.I131];&quot;,&quot;;[.A131];&quot;);&quot;)" office:value-type="string" office:string-value="Res:=eep_n_w(60,Tp_zd_05);">
            <text:p>Res:=eep_n_w(60,Tp_zd_05);</text:p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32];&quot;:=eep_n_r(&quot;;[.I132];&quot;);&quot;)" office:value-type="string" office:string-value="Tp_zd_06:=eep_n_r(61);">
            <text:p>Tp_zd_06:=eep_n_r(61);</text:p>
          </table:table-cell>
          <table:table-cell table:formula="of:=CONCATENATE(&quot;Res:=eep_n_w(&quot;;[.I132];&quot;,&quot;;[.A132];&quot;);&quot;)" office:value-type="string" office:string-value="Res:=eep_n_w(61,Tp_zd_06);">
            <text:p>Res:=eep_n_w(61,Tp_zd_06);</text:p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33];&quot;:=eep_n_r(&quot;;[.I133];&quot;);&quot;)" office:value-type="string" office:string-value="Tm_zd_01:=eep_n_r(62);">
            <text:p>Tm_zd_01:=eep_n_r(62);</text:p>
          </table:table-cell>
          <table:table-cell table:formula="of:=CONCATENATE(&quot;Res:=eep_n_w(&quot;;[.I133];&quot;,&quot;;[.A133];&quot;);&quot;)" office:value-type="string" office:string-value="Res:=eep_n_w(62,Tm_zd_01);">
            <text:p>Res:=eep_n_w(62,Tm_zd_01);</text:p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34];&quot;:=eep_n_r(&quot;;[.I134];&quot;);&quot;)" office:value-type="string" office:string-value="Tm_zd_02:=eep_n_r(63);">
            <text:p>Tm_zd_02:=eep_n_r(63);</text:p>
          </table:table-cell>
          <table:table-cell table:formula="of:=CONCATENATE(&quot;Res:=eep_n_w(&quot;;[.I134];&quot;,&quot;;[.A134];&quot;);&quot;)" office:value-type="string" office:string-value="Res:=eep_n_w(63,Tm_zd_02);">
            <text:p>Res:=eep_n_w(63,Tm_zd_02);</text:p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35];&quot;:=eep_n_r(&quot;;[.I135];&quot;);&quot;)" office:value-type="string" office:string-value="Tm_zd_03:=eep_n_r(64);">
            <text:p>Tm_zd_03:=eep_n_r(64);</text:p>
          </table:table-cell>
          <table:table-cell table:formula="of:=CONCATENATE(&quot;Res:=eep_n_w(&quot;;[.I135];&quot;,&quot;;[.A135];&quot;);&quot;)" office:value-type="string" office:string-value="Res:=eep_n_w(64,Tm_zd_03);">
            <text:p>Res:=eep_n_w(64,Tm_zd_03);</text:p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6];&quot;:=eep_n_r(&quot;;[.I136];&quot;);&quot;)" office:value-type="string" office:string-value="Tm_zd_04:=eep_n_r(65);">
            <text:p>Tm_zd_04:=eep_n_r(65);</text:p>
          </table:table-cell>
          <table:table-cell table:formula="of:=CONCATENATE(&quot;Res:=eep_n_w(&quot;;[.I136];&quot;,&quot;;[.A136];&quot;);&quot;)" office:value-type="string" office:string-value="Res:=eep_n_w(65,Tm_zd_04);">
            <text:p>Res:=eep_n_w(65,Tm_zd_04);</text:p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7];&quot;:=eep_n_r(&quot;;[.I137];&quot;);&quot;)" office:value-type="string" office:string-value="Tm_zd_05:=eep_n_r(66);">
            <text:p>Tm_zd_05:=eep_n_r(66);</text:p>
          </table:table-cell>
          <table:table-cell table:formula="of:=CONCATENATE(&quot;Res:=eep_n_w(&quot;;[.I137];&quot;,&quot;;[.A137];&quot;);&quot;)" office:value-type="string" office:string-value="Res:=eep_n_w(66,Tm_zd_05);">
            <text:p>Res:=eep_n_w(66,Tm_zd_05);</text:p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8];&quot;:=eep_n_r(&quot;;[.I138];&quot;);&quot;)" office:value-type="string" office:string-value="Tm_zd_06:=eep_n_r(67);">
            <text:p>Tm_zd_06:=eep_n_r(67);</text:p>
          </table:table-cell>
          <table:table-cell table:formula="of:=CONCATENATE(&quot;Res:=eep_n_w(&quot;;[.I138];&quot;,&quot;;[.A138];&quot;);&quot;)" office:value-type="string" office:string-value="Res:=eep_n_w(67,Tm_zd_06);">
            <text:p>Res:=eep_n_w(67,Tm_zd_06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40];&quot;:=eep_b_r(&quot;;[.I140];&quot;);&quot;)" office:value-type="string" office:string-value="Am_Q_09:=eep_b_r(14);">
            <text:p>Am_Q_09:=eep_b_r(14);</text:p>
          </table:table-cell>
          <table:table-cell table:formula="of:=CONCATENATE(&quot;Res:=eep_b_w(&quot;;[.I140];&quot;,&quot;;[.A140];&quot;);&quot;)" office:value-type="string" office:string-value="Res:=eep_b_w(14,Am_Q_09);">
            <text:p>Res:=eep_b_w(14,Am_Q_09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42];&quot;:=INT_REAL(eep_n_r(&quot;;[.I142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42];&quot;,REAL_INT(&quot;;[.A142];&quot;));&quot;)" office:value-type="string" office:string-value="Res:=eep_n_w(68,REAL_INT(SP_V_10_min));">
            <text:p>Res:=eep_n_w(68,REAL_INT(SP_V_10_min));</text:p>
          </table:table-cell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43];&quot;:=INT_REAL(eep_n_r(&quot;;[.I143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43];&quot;,REAL_INT(&quot;;[.A143];&quot;));&quot;)" office:value-type="string" office:string-value="Res:=eep_n_w(69,REAL_INT(SP_V_10_max));">
            <text:p>Res:=eep_n_w(69,REAL_INT(SP_V_10_max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table:formula="of:=CONCATENATE([.A148];&quot;:=INT_REAL(eep_n_r(&quot;;[.I14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48];&quot;,REAL_INT(&quot;;[.A148];&quot;));&quot;)" office:value-type="string" office:string-value="Res:=eep_n_w(70,REAL_INT(Xmin_01));">
            <text:p>Res:=eep_n_w(70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1">
            <text:p>71</text:p>
          </table:table-cell>
          <table:table-cell/>
          <table:table-cell table:formula="of:=CONCATENATE([.A149];&quot;:=INT_REAL(eep_n_r(&quot;;[.I14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49];&quot;,REAL_INT(&quot;;[.A149];&quot;));&quot;)" office:value-type="string" office:string-value="Res:=eep_n_w(71,REAL_INT(Xmin_02));">
            <text:p>Res:=eep_n_w(71,REAL_INT(Xmin_02));</text:p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2">
            <text:p>72</text:p>
          </table:table-cell>
          <table:table-cell/>
          <table:table-cell table:formula="of:=CONCATENATE([.A150];&quot;:=INT_REAL(eep_n_r(&quot;;[.I15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50];&quot;,REAL_INT(&quot;;[.A150];&quot;));&quot;)" office:value-type="string" office:string-value="Res:=eep_n_w(72,REAL_INT(Xmin_03));">
            <text:p>Res:=eep_n_w(72,REAL_INT(Xmin_03));</text:p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3">
            <text:p>73</text:p>
          </table:table-cell>
          <table:table-cell/>
          <table:table-cell table:formula="of:=CONCATENATE([.A151];&quot;:=INT_REAL(eep_n_r(&quot;;[.I15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51];&quot;,REAL_INT(&quot;;[.A151];&quot;));&quot;)" office:value-type="string" office:string-value="Res:=eep_n_w(73,REAL_INT(Xmin_04));">
            <text:p>Res:=eep_n_w(73,REAL_INT(Xmin_04));</text:p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4">
            <text:p>74</text:p>
          </table:table-cell>
          <table:table-cell/>
          <table:table-cell table:formula="of:=CONCATENATE([.A152];&quot;:=INT_REAL(eep_n_r(&quot;;[.I15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52];&quot;,REAL_INT(&quot;;[.A152];&quot;));&quot;)" office:value-type="string" office:string-value="Res:=eep_n_w(74,REAL_INT(Xmin_05));">
            <text:p>Res:=eep_n_w(74,REAL_INT(Xmin_05));</text:p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5">
            <text:p>75</text:p>
          </table:table-cell>
          <table:table-cell/>
          <table:table-cell table:formula="of:=CONCATENATE([.A153];&quot;:=INT_REAL(eep_n_r(&quot;;[.I15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53];&quot;,REAL_INT(&quot;;[.A153];&quot;));&quot;)" office:value-type="string" office:string-value="Res:=eep_n_w(75,REAL_INT(Xmin_06));">
            <text:p>Res:=eep_n_w(75,REAL_INT(Xmin_06));</text:p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76">
            <text:p>76</text:p>
          </table:table-cell>
          <table:table-cell/>
          <table:table-cell table:formula="of:=CONCATENATE([.A154];&quot;:=INT_REAL(eep_n_r(&quot;;[.I15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54];&quot;,REAL_INT(&quot;;[.A154];&quot;));&quot;)" office:value-type="string" office:string-value="Res:=eep_n_w(76,REAL_INT(Xmin_07));">
            <text:p>Res:=eep_n_w(76,REAL_INT(Xmin_07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7">
            <text:p>77</text:p>
          </table:table-cell>
          <table:table-cell/>
          <table:table-cell table:formula="of:=CONCATENATE([.A155];&quot;:=INT_REAL(eep_n_r(&quot;;[.I15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55];&quot;,REAL_INT(&quot;;[.A155];&quot;));&quot;)" office:value-type="string" office:string-value="Res:=eep_n_w(77,REAL_INT(Xmax_01));">
            <text:p>Res:=eep_n_w(77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8">
            <text:p>78</text:p>
          </table:table-cell>
          <table:table-cell/>
          <table:table-cell table:formula="of:=CONCATENATE([.A156];&quot;:=INT_REAL(eep_n_r(&quot;;[.I15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56];&quot;,REAL_INT(&quot;;[.A156];&quot;));&quot;)" office:value-type="string" office:string-value="Res:=eep_n_w(78,REAL_INT(Xmax_02));">
            <text:p>Res:=eep_n_w(78,REAL_INT(Xmax_02));</text:p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79">
            <text:p>79</text:p>
          </table:table-cell>
          <table:table-cell/>
          <table:table-cell table:formula="of:=CONCATENATE([.A157];&quot;:=INT_REAL(eep_n_r(&quot;;[.I15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57];&quot;,REAL_INT(&quot;;[.A157];&quot;));&quot;)" office:value-type="string" office:string-value="Res:=eep_n_w(79,REAL_INT(Xmax_03));">
            <text:p>Res:=eep_n_w(79,REAL_INT(Xmax_03));</text:p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table:formula="of:=CONCATENATE([.A158];&quot;:=INT_REAL(eep_n_r(&quot;;[.I15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58];&quot;,REAL_INT(&quot;;[.A158];&quot;));&quot;)" office:value-type="string" office:string-value="Res:=eep_n_w(80,REAL_INT(Xmax_04));">
            <text:p>Res:=eep_n_w(80,REAL_INT(Xmax_04));</text:p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1">
            <text:p>81</text:p>
          </table:table-cell>
          <table:table-cell/>
          <table:table-cell table:formula="of:=CONCATENATE([.A159];&quot;:=INT_REAL(eep_n_r(&quot;;[.I15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59];&quot;,REAL_INT(&quot;;[.A159];&quot;));&quot;)" office:value-type="string" office:string-value="Res:=eep_n_w(81,REAL_INT(Xmax_05));">
            <text:p>Res:=eep_n_w(81,REAL_INT(Xmax_05));</text:p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  <table:table-cell/>
          <table:table-cell table:formula="of:=CONCATENATE([.A160];&quot;:=INT_REAL(eep_n_r(&quot;;[.I16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60];&quot;,REAL_INT(&quot;;[.A160];&quot;));&quot;)" office:value-type="string" office:string-value="Res:=eep_n_w(82,REAL_INT(Xmax_06));">
            <text:p>Res:=eep_n_w(82,REAL_INT(Xmax_06));</text:p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5"/>
          <table:table-cell office:value-type="float" office:value="83">
            <text:p>83</text:p>
          </table:table-cell>
          <table:table-cell/>
          <table:table-cell table:formula="of:=CONCATENATE([.A161];&quot;:=INT_REAL(eep_n_r(&quot;;[.I16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61];&quot;,REAL_INT(&quot;;[.A161];&quot;));&quot;)" office:value-type="string" office:string-value="Res:=eep_n_w(83,REAL_INT(Xmax_07));">
            <text:p>Res:=eep_n_w(83,REAL_INT(Xmax_07)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table:formula="of:=CONCATENATE([.A163];&quot;:=eep_b_r(&quot;;[.I163];&quot;);&quot;)" office:value-type="string" office:string-value="Rev_01:=eep_b_r(15);">
            <text:p>Rev_01:=eep_b_r(15);</text:p>
          </table:table-cell>
          <table:table-cell table:formula="of:=CONCATENATE(&quot;Res:=eep_b_w(&quot;;[.I163];&quot;,&quot;;[.A163];&quot;);&quot;)" office:value-type="string" office:string-value="Res:=eep_b_w(15,Rev_01);">
            <text:p>Res:=eep_b_w(15,Rev_01);</text:p>
          </table:table-cell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  <table:table-cell/>
          <table:table-cell table:formula="of:=CONCATENATE([.A164];&quot;:=eep_b_r(&quot;;[.I164];&quot;);&quot;)" office:value-type="string" office:string-value="Rev_02:=eep_b_r(16);">
            <text:p>Rev_02:=eep_b_r(16);</text:p>
          </table:table-cell>
          <table:table-cell table:formula="of:=CONCATENATE(&quot;Res:=eep_b_w(&quot;;[.I164];&quot;,&quot;;[.A164];&quot;);&quot;)" office:value-type="string" office:string-value="Res:=eep_b_w(16,Rev_02);">
            <text:p>Res:=eep_b_w(16,Rev_02);</text:p>
          </table:table-cell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  <table:table-cell/>
          <table:table-cell table:formula="of:=CONCATENATE([.A165];&quot;:=eep_b_r(&quot;;[.I165];&quot;);&quot;)" office:value-type="string" office:string-value="Rev_03:=eep_b_r(17);">
            <text:p>Rev_03:=eep_b_r(17);</text:p>
          </table:table-cell>
          <table:table-cell table:formula="of:=CONCATENATE(&quot;Res:=eep_b_w(&quot;;[.I165];&quot;,&quot;;[.A165];&quot;);&quot;)" office:value-type="string" office:string-value="Res:=eep_b_w(17,Rev_03);">
            <text:p>Res:=eep_b_w(17,Rev_03);</text:p>
          </table:table-cell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8">
            <text:p>18</text:p>
          </table:table-cell>
          <table:table-cell/>
          <table:table-cell table:formula="of:=CONCATENATE([.A166];&quot;:=eep_b_r(&quot;;[.I166];&quot;);&quot;)" office:value-type="string" office:string-value="Rev_04:=eep_b_r(18);">
            <text:p>Rev_04:=eep_b_r(18);</text:p>
          </table:table-cell>
          <table:table-cell table:formula="of:=CONCATENATE(&quot;Res:=eep_b_w(&quot;;[.I166];&quot;,&quot;;[.A166];&quot;);&quot;)" office:value-type="string" office:string-value="Res:=eep_b_w(18,Rev_04);">
            <text:p>Res:=eep_b_w(18,Rev_04);</text:p>
          </table:table-cell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9">
            <text:p>19</text:p>
          </table:table-cell>
          <table:table-cell/>
          <table:table-cell table:formula="of:=CONCATENATE([.A167];&quot;:=eep_b_r(&quot;;[.I167];&quot;);&quot;)" office:value-type="string" office:string-value="Rev_05:=eep_b_r(19);">
            <text:p>Rev_05:=eep_b_r(19);</text:p>
          </table:table-cell>
          <table:table-cell table:formula="of:=CONCATENATE(&quot;Res:=eep_b_w(&quot;;[.I167];&quot;,&quot;;[.A167];&quot;);&quot;)" office:value-type="string" office:string-value="Res:=eep_b_w(19,Rev_05);">
            <text:p>Res:=eep_b_w(19,Rev_05);</text:p>
          </table:table-cell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formula="of:=CONCATENATE([.A168];&quot;:=eep_b_r(&quot;;[.I168];&quot;);&quot;)" office:value-type="string" office:string-value="Rev_06:=eep_b_r(20);">
            <text:p>Rev_06:=eep_b_r(20);</text:p>
          </table:table-cell>
          <table:table-cell table:formula="of:=CONCATENATE(&quot;Res:=eep_b_w(&quot;;[.I168];&quot;,&quot;;[.A168];&quot;);&quot;)" office:value-type="string" office:string-value="Res:=eep_b_w(20,Rev_06);">
            <text:p>Res:=eep_b_w(20,Rev_06);</text:p>
          </table:table-cell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table:number-columns-repeated="5"/>
          <table:table-cell office:value-type="float" office:value="21">
            <text:p>21</text:p>
          </table:table-cell>
          <table:table-cell/>
          <table:table-cell table:formula="of:=CONCATENATE([.A169];&quot;:=eep_b_r(&quot;;[.I169];&quot;);&quot;)" office:value-type="string" office:string-value="Rev_07:=eep_b_r(21);">
            <text:p>Rev_07:=eep_b_r(21);</text:p>
          </table:table-cell>
          <table:table-cell table:formula="of:=CONCATENATE(&quot;Res:=eep_b_w(&quot;;[.I169];&quot;,&quot;;[.A169];&quot;);&quot;)" office:value-type="string" office:string-value="Res:=eep_b_w(21,Rev_07);">
            <text:p>Res:=eep_b_w(21,Rev_07);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Tp_01</text:p>
          </table:table-cell>
          <table:table-cell table:number-columns-repeated="11"/>
        </table:table-row>
        <table:table-row table:style-name="ro1">
          <table:table-cell office:value-type="string">
            <text:p>Tp_02</text:p>
          </table:table-cell>
          <table:table-cell table:number-columns-repeated="11"/>
        </table:table-row>
        <table:table-row table:style-name="ro1">
          <table:table-cell office:value-type="string">
            <text:p>Tp_03</text:p>
          </table:table-cell>
          <table:table-cell table:number-columns-repeated="11"/>
        </table:table-row>
        <table:table-row table:style-name="ro1">
          <table:table-cell office:value-type="string">
            <text:p>Tp_04</text:p>
          </table:table-cell>
          <table:table-cell table:number-columns-repeated="11"/>
        </table:table-row>
        <table:table-row table:style-name="ro1">
          <table:table-cell office:value-type="string">
            <text:p>Tp_05</text:p>
          </table:table-cell>
          <table:table-cell table:number-columns-repeated="11"/>
        </table:table-row>
        <table:table-row table:style-name="ro1">
          <table:table-cell office:value-type="string">
            <text:p>Tp_06</text:p>
          </table:table-cell>
          <table:table-cell table:number-columns-repeated="11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17:38:1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7-30T17:38:16</dc:date>
    <meta:editing-duration>PT06H08M40S</meta:editing-duration>
    <meta:editing-cycles>11</meta:editing-cycles>
    <meta:generator>OpenOffice.org/3.2$Linux OpenOffice.org_project/320m19$Build-9505</meta:generator>
    <meta:document-statistic meta:table-count="3" meta:cell-count="3026" meta:object-count="0"/>
  </office:meta>
</office:document-meta>
</file>